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19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/>
    </style:style>
    <style:style style:name="ce11" style:family="table-cell" style:parent-style-name="Default" style:data-style-name="N19">
      <style:table-cell-properties fo:border-top="thin solid #000000" fo:border-bottom="2pt solid #000000" fo:border-left="thin solid #000000" fo:border-right="thin solid #000000" style:vertical-align="middle" fo:wrap-option="wrap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6.29708333333333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7.03791666666667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3.4925cm"/>
    </style:style>
    <style:style style:name="co14" style:family="table-column">
      <style:table-column-properties fo:break-before="auto" style:column-width="3.254375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3.33375cm"/>
    </style:style>
    <style:style style:name="co17" style:family="table-column">
      <style:table-column-properties fo:break-before="auto" style:column-width="3.12208333333333cm"/>
    </style:style>
    <style:style style:name="co18" style:family="table-column">
      <style:table-column-properties fo:break-before="auto" style:column-width="5.92666666666667cm"/>
    </style:style>
    <style:style style:name="co19" style:family="table-column">
      <style:table-column-properties fo:break-before="auto" style:column-width="5.45041666666667cm"/>
    </style:style>
    <style:style style:name="co20" style:family="table-column">
      <style:table-column-properties fo:break-before="auto" style:column-width="3.43958333333333cm" style:use-optimal-column-width="true"/>
    </style:style>
    <style:style style:name="co21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34.5pt" style:use-optimal-row-height="false" fo:break-before="auto"/>
    </style:style>
    <style:style style:name="ro6" style:family="table-row">
      <style:table-row-properties style:row-height="41.25pt" style:use-optimal-row-height="fals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39.75pt" style:use-optimal-row-height="false" fo:break-before="auto"/>
    </style:style>
    <style:style style:name="ro10" style:family="table-row">
      <style:table-row-properties style:row-height="36.75pt" style:use-optimal-row-height="false" fo:break-before="auto"/>
    </style:style>
    <style:style style:name="ro11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companheme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Projeto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Tarefa pai</text:p>
          </table:table-cell>
          <table:table-cell office:value-type="string" table:style-name="ce3">
            <text:p>Situação</text:p>
          </table:table-cell>
          <table:table-cell office:value-type="string" table:style-name="ce3">
            <text:p>Prioridade</text:p>
          </table:table-cell>
          <table:table-cell office:value-type="string" table:style-name="ce3">
            <text:p>Título</text:p>
          </table:table-cell>
          <table:table-cell office:value-type="string" table:style-name="ce3">
            <text:p>Autor</text:p>
          </table:table-cell>
          <table:table-cell office:value-type="string" table:style-name="ce3">
            <text:p>Atribuído para</text:p>
          </table:table-cell>
          <table:table-cell office:value-type="string" table:style-name="ce3">
            <text:p>Alterado em</text:p>
          </table:table-cell>
          <table:table-cell office:value-type="string" table:style-name="ce3">
            <text:p>Categoria</text:p>
          </table:table-cell>
          <table:table-cell office:value-type="string" table:style-name="ce3">
            <text:p>Versão</text:p>
          </table:table-cell>
          <table:table-cell office:value-type="string" table:style-name="ce3">
            <text:p>Início</text:p>
          </table:table-cell>
          <table:table-cell office:value-type="string" table:style-name="ce3">
            <text:p>Data prevista</text:p>
          </table:table-cell>
          <table:table-cell office:value-type="string" table:style-name="ce3">
            <text:p>Tempo estimado</text:p>
          </table:table-cell>
          <table:table-cell office:value-type="string" table:style-name="ce3">
            <text:p>Tempo gasto</text:p>
          </table:table-cell>
          <table:table-cell office:value-type="string" table:style-name="ce3">
            <text:p>% Terminado</text:p>
          </table:table-cell>
          <table:table-cell office:value-type="string" table:style-name="ce3">
            <text:p>Criado em</text:p>
          </table:table-cell>
          <table:table-cell office:value-type="string" table:style-name="ce3">
            <text:p>Tamanho</text:p>
          </table:table-cell>
          <table:table-cell office:value-type="string" table:style-name="ce3">
            <text:p>URL Docs</text:p>
          </table:table-cell>
          <table:table-cell office:value-type="string" table:style-name="ce3">
            <text:p>Apoio 01</text:p>
          </table:table-cell>
          <table:table-cell office:value-type="string" table:style-name="ce3">
            <text:p>Apoio 02</text:p>
          </table:table-cell>
          <table:table-cell office:value-type="string" table:style-name="ce3">
            <text:p>Apoio 03</text:p>
          </table:table-cell>
          <table:table-cell office:value-type="string" table:style-name="ce3">
            <text:p>Revisão SVN</text:p>
          </table:table-cell>
          <table:table-cell office:value-type="string" table:style-name="ce3">
            <text:p>URL Requisitos</text:p>
          </table:table-cell>
          <table:table-cell office:value-type="string" table:style-name="ce4">
            <text:p>Privado</text:p>
          </table:table-cell>
          <table:table-cell table:number-columns-repeated="16358"/>
        </table:table-row>
        <table:table-row table:style-name="ro2" table:visibility="filter">
          <table:table-cell office:value-type="float" office:value="298" table:style-name="ce5">
            <text:p>29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Verificar e Validar os Casos de Uso de acordo com a EOR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24/11/2013 17:25 h</text:p>
          </table:table-cell>
          <table:table-cell table:number-columns-repeated="2" table:style-name="ce6"/>
          <table:table-cell office:value-type="date" office:date-value="2013-11-24T00:00:00" table:style-name="ce7">
            <text:p>24/11/2013</text:p>
          </table:table-cell>
          <table:table-cell office:value-type="date" office:date-value="2013-11-28T00:00:00" table:style-name="ce7">
            <text:p>28/11/201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4/11/2013 17:2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97" table:style-name="ce5">
            <text:p>29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Execução/Confec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Confeccionar o Termo de Aceitação de Requisitos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24/11/2013 17:19 h</text:p>
          </table:table-cell>
          <table:table-cell table:number-columns-repeated="2" table:style-name="ce6"/>
          <table:table-cell office:value-type="date" office:date-value="2013-11-24T00:00:00" table:style-name="ce7">
            <text:p>24/11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4/11/2013 17:10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>
          <table:table-cell office:value-type="float" office:value="296" table:style-name="ce5">
            <text:p>29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8</text:p>
          </table:table-cell>
          <table:table-cell office:value-type="string" table:style-name="ce6">
            <text:p>Danillo Pinheiro Neto</text:p>
          </table:table-cell>
          <table:table-cell table:style-name="ce6"/>
          <table:table-cell office:value-type="string" table:style-name="ce6">
            <text:p>24/11/2013 11:01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4/11/2013 10:5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95" table:style-name="ce5">
            <text:p>29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293: Sprint 9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9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2/11/2013 09:31 h</text:p>
          </table:table-cell>
          <table:table-cell table:number-columns-repeated="2" table:style-name="ce6"/>
          <table:table-cell office:value-type="date" office:date-value="2013-11-28T00:00:00" table:style-name="ce7">
            <text:p>28/11/2013</text:p>
          </table:table-cell>
          <table:table-cell office:value-type="date" office:date-value="2013-11-28T00:00:00" table:style-name="ce7">
            <text:p>28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2/11/2013 09:3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94" table:style-name="ce5">
            <text:p>29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293: Sprint 9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9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22/11/2013 09:34 h</text:p>
          </table:table-cell>
          <table:table-cell table:number-columns-repeated="2" table:style-name="ce6"/>
          <table:table-cell office:value-type="date" office:date-value="2013-11-22T00:00:00" table:style-name="ce7">
            <text:p>22/11/2013</text:p>
          </table:table-cell>
          <table:table-cell office:value-type="date" office:date-value="2013-11-22T00:00:00" table:style-name="ce7">
            <text:p>22/11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2/11/2013 09:30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93" table:style-name="ce5">
            <text:p>29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Sprint 9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4/11/2013 20:54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28T00:00:00" table:style-name="ce7">
            <text:p>28/11/2013</text:p>
          </table:table-cell>
          <table:table-cell office:value-type="float" office:value="17" table:style-name="ce6">
            <text:p>17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22/11/2013 09:2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92" table:style-name="ce5">
            <text:p>29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feito</text:p>
          </table:table-cell>
          <table:table-cell office:value-type="string" table:style-name="ce6">
            <text:p>Verificação/Validação #270: Verificar o Plano de Qualidade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no Plano de Qualidade</text:p>
          </table:table-cell>
          <table:table-cell office:value-type="string" table:style-name="ce6">
            <text:p>Ana Cláudia Santana Moreir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22/11/2013 16:39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1/11/2013 22:5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91" table:style-name="ce5">
            <text:p>29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Execução/Confec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Relatório de Estado da Configuração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21/11/2013 21:27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1/11/2013 21:26 h</text:p>
          </table:table-cell>
          <table:table-cell table:number-columns-repeated="2" table:style-name="ce6"/>
          <table:table-cell office:value-type="string" table:style-name="ce6">
            <text:p>Marcos Paulo Vieira De Melo Juni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90" table:style-name="ce5">
            <text:p>29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Execução/Confec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Baseline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21/11/2013 21:25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1/11/2013 20:52 h</text:p>
          </table:table-cell>
          <table:table-cell table:number-columns-repeated="2" table:style-name="ce6"/>
          <table:table-cell office:value-type="string" table:style-name="ce6">
            <text:p>Marcos Paulo Vieira De Melo Juni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89" table:style-name="ce5">
            <text:p>28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diretórios dos relatórios individuai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21/11/2013 19:45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1/11/2013 19:4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>
          <table:table-cell office:value-type="float" office:value="288" table:style-name="ce5">
            <text:p>28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Execução/Confec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Relatório de Estado da Configuração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21/11/2013 19:23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1/11/2013 19:21 h</text:p>
          </table:table-cell>
          <table:table-cell table:number-columns-repeated="2" table:style-name="ce6"/>
          <table:table-cell office:value-type="string" table:style-name="ce6">
            <text:p>Marcos Paulo Vieira De Melo Junior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87" table:style-name="ce5">
            <text:p>28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293: Sprint 9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e WebServices para consumo das entidades de Persistência e Interação do RELPREV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24/11/2013 21:15 h</text:p>
          </table:table-cell>
          <table:table-cell table:number-columns-repeated="2" table:style-name="ce6"/>
          <table:table-cell office:value-type="date" office:date-value="2013-11-22T00:00:00" table:style-name="ce7">
            <text:p>22/11/2013</text:p>
          </table:table-cell>
          <table:table-cell office:value-type="date" office:date-value="2013-11-28T00:00:00" table:style-name="ce7">
            <text:p>28/11/2013</text:p>
          </table:table-cell>
          <table:table-cell office:value-type="float" office:value="16" table:style-name="ce6">
            <text:p>16</text:p>
          </table:table-cell>
          <table:table-cell office:value-type="float" office:value="5" table:style-name="ce6">
            <text:p>5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19/11/2013 13:32 h</text:p>
          </table:table-cell>
          <table:table-cell table:number-columns-repeated="5" table:style-name="ce6"/>
          <table:table-cell office:value-type="float" office:value="483" table:style-name="ce6">
            <text:p>483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86" table:style-name="ce5">
            <text:p>28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Mapear entidades de Persitência e criar respectivos Repositórios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24/11/2013 20:46 h</text:p>
          </table:table-cell>
          <table:table-cell table:number-columns-repeated="2" table:style-name="ce6"/>
          <table:table-cell office:value-type="date" office:date-value="2013-11-15T00:00:00" table:style-name="ce7">
            <text:p>15/11/2013</text:p>
          </table:table-cell>
          <table:table-cell office:value-type="date" office:date-value="2013-11-21T00:00:00" table:style-name="ce7">
            <text:p>21/11/2013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9/11/2013 13:30 h</text:p>
          </table:table-cell>
          <table:table-cell table:number-columns-repeated="5" table:style-name="ce6"/>
          <table:table-cell office:value-type="float" office:value="482" table:style-name="ce6">
            <text:p>482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>
          <table:table-cell office:value-type="float" office:value="285" table:style-name="ce5">
            <text:p>28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Geração de relatórios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Ulysses <text:s/>Alexandre Alves</text:p>
          </table:table-cell>
          <table:table-cell office:value-type="string" table:style-name="ce6">
            <text:p>18/11/2013 23:41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23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84" table:style-name="ce5">
            <text:p>28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presentação do Desenvolviment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8/11/2013 23:24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23:24 h</text:p>
          </table:table-cell>
          <table:table-cell table:number-columns-repeated="2" table:style-name="ce6"/>
          <table:table-cell office:value-type="string" table:style-name="ce6">
            <text:p>Bruno César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Cláudio Cavalcante Tonhá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83" table:style-name="ce5">
            <text:p>28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isponibilizar os Relatórios de Testes Funcionias</text:p>
          </table:table-cell>
          <table:table-cell office:value-type="string" table:style-name="ce6">
            <text:p>Jonathan da Silva Pereira</text:p>
          </table:table-cell>
          <table:table-cell table:style-name="ce6"/>
          <table:table-cell office:value-type="string" table:style-name="ce6">
            <text:p>18/11/2013 12:34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3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82" table:style-name="ce5">
            <text:p>28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Casos de Testes Funcionais</text:p>
          </table:table-cell>
          <table:table-cell office:value-type="string" table:style-name="ce6">
            <text:p>Jonathan da Silva Pereira</text:p>
          </table:table-cell>
          <table:table-cell table:style-name="ce6"/>
          <table:table-cell office:value-type="string" table:style-name="ce6">
            <text:p>18/11/2013 12:33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3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81" table:style-name="ce5">
            <text:p>28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Modelo de Dados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21/11/2013 19:21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1/2013 12:3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80" table:style-name="ce5">
            <text:p>28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Casos de Uso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24/11/2013 16:55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1/2013 12:2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79" table:style-name="ce5">
            <text:p>27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isponibilizar os Relatórios de Medição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21/11/2013 19:38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18/11/2013 12:26 h</text:p>
          </table:table-cell>
          <table:table-cell table:number-columns-repeated="2" table:style-name="ce6"/>
          <table:table-cell office:value-type="string" table:style-name="ce6">
            <text:p>Bruno Luz Martin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78" table:style-name="ce5">
            <text:p>27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isponibilizar Logs de Defeitos de Validação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18/11/2013 12:24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2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77" table:style-name="ce5">
            <text:p>27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isponibilizar Documento de Custos do Projeto</text:p>
          </table:table-cell>
          <table:table-cell office:value-type="string" table:style-name="ce6">
            <text:p>Jonathan da Silva Pereira</text:p>
          </table:table-cell>
          <table:table-cell table:style-name="ce6"/>
          <table:table-cell office:value-type="string" table:style-name="ce6">
            <text:p>18/11/2013 12:22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2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76" table:style-name="ce5">
            <text:p>27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lterar o Processo Padrão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8/11/2013 12:18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1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75" table:style-name="ce5">
            <text:p>27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Documento de Análise de Viabilidade do Projeto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8/11/2013 12:16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1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74" table:style-name="ce5">
            <text:p>27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a Matriz de Rastreabilidade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22/11/2013 21:26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1/2013 12:1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73" table:style-name="ce5">
            <text:p>27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o Termo de Abertura do Projeto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8/11/2013 12:08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0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5">
          <table:table-cell office:value-type="float" office:value="272" table:style-name="ce5">
            <text:p>27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nspeção nos artefatos PCP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18/11/2013 09:21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09:21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Guilherme Pereira de Paula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>
          <table:table-cell office:value-type="float" office:value="271" table:style-name="ce5">
            <text:p>27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Roteiros de Teste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21/11/2013 20:40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18/11/2013 08:3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r o Plano de Qualidade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Ana Cláudia Santana Moreira</text:p>
          </table:table-cell>
          <table:table-cell office:value-type="string" table:style-name="ce6">
            <text:p>24/11/2013 12:47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table:number-columns-repeated="2" table:style-name="ce6"/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08:2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69" table:style-name="ce5">
            <text:p>26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equipes Sprint 8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16/11/2013 11:20 h</text:p>
          </table:table-cell>
          <table:table-cell table:number-columns-repeated="2" table:style-name="ce6"/>
          <table:table-cell office:value-type="date" office:date-value="2013-11-16T00:00:00" table:style-name="ce7">
            <text:p>16/11/2013</text:p>
          </table:table-cell>
          <table:table-cell office:value-type="date" office:date-value="2013-11-16T00:00:00" table:style-name="ce7">
            <text:p>16/11/201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16/11/2013 11:20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>
          <table:table-cell office:value-type="float" office:value="268" table:style-name="ce5">
            <text:p>26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armazenamento de anex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6/11/2013 11:19 h</text:p>
          </table:table-cell>
          <table:table-cell table:number-columns-repeated="2" table:style-name="ce6"/>
          <table:table-cell office:value-type="date" office:date-value="2013-11-16T00:00:00" table:style-name="ce7">
            <text:p>16/11/2013</text:p>
          </table:table-cell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6/11/2013 11:19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267" table:style-name="ce5">
            <text:p>26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ocumentar Serviç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18/11/2013 19:45 h</text:p>
          </table:table-cell>
          <table:table-cell table:number-columns-repeated="2" table:style-name="ce6"/>
          <table:table-cell office:value-type="date" office:date-value="2013-11-16T00:00:00" table:style-name="ce7">
            <text:p>16/11/2013</text:p>
          </table:table-cell>
          <table:table-cell office:value-type="date" office:date-value="2013-11-19T00:00:00" table:style-name="ce7">
            <text:p>19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6/11/2013 11:18 h</text:p>
          </table:table-cell>
          <table:table-cell table:number-columns-repeated="2" table:style-name="ce6"/>
          <table:table-cell office:value-type="string" table:style-name="ce6">
            <text:p>Danilo Guimarães Justino Lemes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Hálisson Bruno Vitor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66" table:style-name="ce5">
            <text:p>26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Homologação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14/11/2013 21:53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7T00:00:00" table:style-name="ce7">
            <text:p>1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5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65" table:style-name="ce5">
            <text:p>26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Validação da Verificação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21/11/2013 19:25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7T00:00:00" table:style-name="ce7">
            <text:p>17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4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64" table:style-name="ce5">
            <text:p>26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Validação do Projeto e Construção do Produto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18/11/2013 08:21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7T00:00:00" table:style-name="ce7">
            <text:p>17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4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63" table:style-name="ce5">
            <text:p>26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Validação de Requisitos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18/11/2013 20:16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7T00:00:00" table:style-name="ce7">
            <text:p>17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4/11/2013 21:3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62" table:style-name="ce5">
            <text:p>26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mponentes de seleção de data e hor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Ulysses <text:s/>Alexandre Alves</text:p>
          </table:table-cell>
          <table:table-cell office:value-type="string" table:style-name="ce6">
            <text:p>22/11/2013 21:11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4/11/2013 21:3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61" table:style-name="ce5">
            <text:p>26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293: Sprint 9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Implementar layout da tela de impressão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24/11/2013 11:02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30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60" table:style-name="ce5">
            <text:p>26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alidação do Laudo de qualidade de produto e processo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22/11/2013 19:30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27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58" table:style-name="ce5">
            <text:p>25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poiar implantação do projeto 'relprev-webservice' no ambiente de homologação da Fábrica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20/11/2013 18:14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20T00:00:00" table:style-name="ce7">
            <text:p>20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26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Bruno César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7" table:visibility="filter">
          <table:table-cell office:value-type="float" office:value="257" table:style-name="ce5">
            <text:p>25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alidação do Registro e comunicação da linha base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22/11/2013 19:30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26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56" table:style-name="ce5">
            <text:p>25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alidação da Rastreabilidade de requisitos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22/11/2013 19:30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20T00:00:00" table:style-name="ce7">
            <text:p>20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24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8" table:visibility="filter">
          <table:table-cell office:value-type="float" office:value="255" table:style-name="ce5">
            <text:p>25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alidação da Aprovação de requisitos pelo cliente<text:s/>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22/11/2013 19:30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20T00:00:00" table:style-name="ce7">
            <text:p>20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23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8" table:visibility="filter">
          <table:table-cell office:value-type="float" office:value="254" table:style-name="ce5">
            <text:p>25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alidação de Relatório de acompanhamento do projeto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22/11/2013 19:31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20T00:00:00" table:style-name="ce7">
            <text:p>20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19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53" table:style-name="ce5">
            <text:p>25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Validação de Requisitos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14/11/2013 21:14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7T00:00:00" table:style-name="ce7">
            <text:p>17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14 h</text:p>
          </table:table-cell>
          <table:table-cell table:number-columns-repeated="2" table:style-name="ce6"/>
          <table:table-cell office:value-type="string" table:style-name="ce6">
            <text:p>Gabriel de Oliveir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52" table:style-name="ce5">
            <text:p>25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Validação da Medição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18/11/2013 08:27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7T00:00:00" table:style-name="ce7">
            <text:p>17/11/201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1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51" table:style-name="ce5">
            <text:p>25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Manter diagrama ER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21/11/2013 19:47 h</text:p>
          </table:table-cell>
          <table:table-cell table:number-columns-repeated="2" table:style-name="ce6"/>
          <table:table-cell office:value-type="date" office:date-value="2013-11-09T00:00:00" table:style-name="ce7">
            <text:p>09/11/2013</text:p>
          </table:table-cell>
          <table:table-cell table:style-name="ce6"/>
          <table:table-cell office:value-type="float" office:value="16" table:style-name="ce6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4/11/2013 19:15 h</text:p>
          </table:table-cell>
          <table:table-cell table:number-columns-repeated="2" table:style-name="ce6"/>
          <table:table-cell office:value-type="string" table:style-name="ce6">
            <text:p>Muryllo Tiraza Santo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50" table:style-name="ce5">
            <text:p>25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7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14/11/2013 14:03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14:0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8" table:visibility="filter">
          <table:table-cell office:value-type="float" office:value="249" table:style-name="ce5">
            <text:p>24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Plano de Gerenciamento de Cust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14/11/2013 14:18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4/11/2013 14:03 h</text:p>
          </table:table-cell>
          <table:table-cell table:number-columns-repeated="2" table:style-name="ce6"/>
          <table:table-cell office:value-type="string" table:style-name="ce6">
            <text:p>Bruno Luz Martins</text:p>
          </table:table-cell>
          <table:table-cell office:value-type="string" table:style-name="ce6">
            <text:p>Gabriel Benicio Lopes Alves Damasceno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48" table:style-name="ce5">
            <text:p>24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tarefas não concluídas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21/11/2013 19:21 h</text:p>
          </table:table-cell>
          <table:table-cell table:number-columns-repeated="2" table:style-name="ce6"/>
          <table:table-cell office:value-type="date" office:date-value="2013-11-13T00:00:00" table:style-name="ce7">
            <text:p>13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3/11/2013 15:3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47" table:style-name="ce5">
            <text:p>24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Sprint 8</text:p>
          </table:table-cell>
          <table:table-cell office:value-type="string" table:style-name="ce6">
            <text:p>Danillo Guimaraes de Oliveira</text:p>
          </table:table-cell>
          <table:table-cell table:style-name="ce6"/>
          <table:table-cell office:value-type="string" table:style-name="ce6">
            <text:p>24/11/2013 20:46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21T00:00:00" table:style-name="ce7">
            <text:p>21/11/2013</text:p>
          </table:table-cell>
          <table:table-cell office:value-type="float" office:value="31" table:style-name="ce6">
            <text:p>31</text:p>
          </table:table-cell>
          <table:table-cell office:value-type="float" office:value="0" table:style-name="ce6">
            <text:p>0</text:p>
          </table:table-cell>
          <table:table-cell office:value-type="float" office:value="35" table:style-name="ce6">
            <text:p>35</text:p>
          </table:table-cell>
          <table:table-cell office:value-type="string" table:style-name="ce6">
            <text:p>13/11/2013 15:2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46" table:style-name="ce5">
            <text:p>24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Imediata</text:p>
          </table:table-cell>
          <table:table-cell office:value-type="string" table:style-name="ce6">
            <text:p>Executar checklists de verificação Arquitetural e Gerência configuração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13/11/2013 13:20 h</text:p>
          </table:table-cell>
          <table:table-cell table:number-columns-repeated="2" table:style-name="ce6"/>
          <table:table-cell office:value-type="date" office:date-value="2013-11-13T00:00:00" table:style-name="ce7">
            <text:p>13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3/11/2013 13:1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45" table:style-name="ce5">
            <text:p>24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nfigurar/preparar ambiente de homologação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21/11/2013 19:28 h</text:p>
          </table:table-cell>
          <table:table-cell table:number-columns-repeated="2" table:style-name="ce6"/>
          <table:table-cell office:value-type="date" office:date-value="2013-11-13T00:00:00" table:style-name="ce7">
            <text:p>13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3/11/2013 13:1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44" table:style-name="ce5">
            <text:p>24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igir inconsistências no plano de validação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19/11/2013 14:41 h</text:p>
          </table:table-cell>
          <table:table-cell table:number-columns-repeated="2" table:style-name="ce6"/>
          <table:table-cell office:value-type="date" office:date-value="2013-11-13T00:00:00" table:style-name="ce7">
            <text:p>13/11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3/11/2013 13:16 h</text:p>
          </table:table-cell>
          <table:table-cell table:number-columns-repeated="2" table:style-name="ce6"/>
          <table:table-cell office:value-type="string" table:style-name="ce6">
            <text:p>Rafael Brag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43" table:style-name="ce5">
            <text:p>24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Executar checklists de medição e testes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18/11/2013 20:07 h</text:p>
          </table:table-cell>
          <table:table-cell table:number-columns-repeated="2" table:style-name="ce6"/>
          <table:table-cell office:value-type="date" office:date-value="2013-11-13T00:00:00" table:style-name="ce7">
            <text:p>13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3/11/2013 11:47 h</text:p>
          </table:table-cell>
          <table:table-cell table:number-columns-repeated="2" table:style-name="ce6"/>
          <table:table-cell office:value-type="string" table:style-name="ce6">
            <text:p>Rafael Brag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42" table:style-name="ce5">
            <text:p>24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Imediata</text:p>
          </table:table-cell>
          <table:table-cell office:value-type="string" table:style-name="ce6">
            <text:p>Executar checklists de gerência de projeto e planos de projeto e requisitos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13/11/2013 11:46 h</text:p>
          </table:table-cell>
          <table:table-cell table:number-columns-repeated="2" table:style-name="ce6"/>
          <table:table-cell office:value-type="date" office:date-value="2013-11-13T00:00:00" table:style-name="ce7">
            <text:p>13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3/11/2013 11:46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40" table:style-name="ce5">
            <text:p>24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table:style-name="ce6"/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Binding dos objetos dos controllers nos arquivos JSP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18/11/2013 01:55 h</text:p>
          </table:table-cell>
          <table:table-cell table:number-columns-repeated="2" table:style-name="ce6"/>
          <table:table-cell office:value-type="date" office:date-value="2013-11-12T00:00:00" table:style-name="ce7">
            <text:p>12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2/11/2013 23:5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39" table:style-name="ce5">
            <text:p>23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feit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Imediata</text:p>
          </table:table-cell>
          <table:table-cell office:value-type="string" table:style-name="ce6">
            <text:p>Fazer levantamento de inconsistências e corrigir artefatos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4/11/2013 19:46 h</text:p>
          </table:table-cell>
          <table:table-cell table:number-columns-repeated="2" table:style-name="ce6"/>
          <table:table-cell office:value-type="date" office:date-value="2013-11-12T00:00:00" table:style-name="ce7">
            <text:p>12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2/11/2013 20:12 h</text:p>
          </table:table-cell>
          <table:table-cell table:number-columns-repeated="2" table:style-name="ce6"/>
          <table:table-cell office:value-type="string" table:style-name="ce6">
            <text:p>Artur Pascualote <text:s/>Santos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Cláudio Cavalcante Tonhá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38" table:style-name="ce5">
            <text:p>23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layout da tela de dados gerais da ocorrênci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21/11/2013 20:31 h</text:p>
          </table:table-cell>
          <table:table-cell table:number-columns-repeated="2" table:style-name="ce6"/>
          <table:table-cell office:value-type="date" office:date-value="2013-11-12T00:00:00" table:style-name="ce7">
            <text:p>12/11/2013</text:p>
          </table:table-cell>
          <table:table-cell table:style-name="ce6"/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2/11/2013 00:0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37" table:style-name="ce5">
            <text:p>23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Problema/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Fazer a coleta dos dados citados na descrição deste ticket da sprint 7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Bruno Luz Martins</text:p>
          </table:table-cell>
          <table:table-cell office:value-type="string" table:style-name="ce6">
            <text:p>16/11/2013 21:39 h</text:p>
          </table:table-cell>
          <table:table-cell table:style-name="ce6"/>
          <table:table-cell office:value-type="string" table:style-name="ce6">
            <text:p>Versão 0.1</text:p>
          </table:table-cell>
          <table:table-cell office:value-type="date" office:date-value="2013-11-11T00:00:00" table:style-name="ce7">
            <text:p>11/11/2013</text:p>
          </table:table-cell>
          <table:table-cell office:value-type="date" office:date-value="2013-11-15T00:00:00" table:style-name="ce7">
            <text:p>15/11/2013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11/11/2013 19:36 h</text:p>
          </table:table-cell>
          <table:table-cell table:number-columns-repeated="2" table:style-name="ce6"/>
          <table:table-cell office:value-type="string" table:style-name="ce6">
            <text:p>Rhaissa Nogueira Arantes</text:p>
          </table:table-cell>
          <table:table-cell office:value-type="string" table:style-name="ce6">
            <text:p>Herbert Batista Nun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36" table:style-name="ce5">
            <text:p>23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Problema/Ação</text:p>
          </table:table-cell>
          <table:table-cell table:style-name="ce6"/>
          <table:table-cell office:value-type="string" table:style-name="ce6">
            <text:p>Em andamento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Fazer a coleta dos dados citados na descrição deste ticket da sprint 7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21/11/2013 19:35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7T00:00:00" table:style-name="ce7">
            <text:p>17/11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11/11/2013 19:33 h</text:p>
          </table:table-cell>
          <table:table-cell table:number-columns-repeated="2" table:style-name="ce6"/>
          <table:table-cell office:value-type="string" table:style-name="ce6">
            <text:p>Bruno Luz Martin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35" table:style-name="ce5">
            <text:p>23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plicar checklist para gerência de configuração e projetos.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13/11/2013 21:30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1/11/2013 19:13 h</text:p>
          </table:table-cell>
          <table:table-cell table:number-columns-repeated="2" table:style-name="ce6"/>
          <table:table-cell office:value-type="string" table:style-name="ce6">
            <text:p>Jonathan da Silva Pe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9" table:visibility="filter">
          <table:table-cell office:value-type="float" office:value="234" table:style-name="ce5">
            <text:p>23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nfigurar métricas no Sonar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11/11/2013 16:42 h</text:p>
          </table:table-cell>
          <table:table-cell table:style-name="ce6"/>
          <table:table-cell office:value-type="string" table:style-name="ce6">
            <text:p>Versão 0.2</text:p>
          </table:table-cell>
          <table:table-cell office:value-type="date" office:date-value="2013-11-11T00:00:00" table:style-name="ce7">
            <text:p>11/11/2013</text:p>
          </table:table-cell>
          <table:table-cell office:value-type="date" office:date-value="2013-11-12T00:00:00" table:style-name="ce7">
            <text:p>12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1/11/2013 16:42 h</text:p>
          </table:table-cell>
          <table:table-cell table:number-columns-repeated="2" table:style-name="ce6"/>
          <table:table-cell office:value-type="string" table:style-name="ce6">
            <text:p>Benedito Cardoso dos Santos Neto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Fellipe Cesar <text:s/>Fernandes Pinheiro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33" table:style-name="ce5">
            <text:p>23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58: Laudo de qualidade de produto e process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Aplicar Checklists de Verificação de Testes e Preencher a Planilha MPS.BR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11/11/2013 15:15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1/11/2013 08:5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32" table:style-name="ce5">
            <text:p>23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58: Laudo de qualidade de produto e process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Aplicar Checklists de Verificação de Arquitetura e Projeto Detalhado e Preencher a Planilha MPS.BR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11/11/2013 15:18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1/11/2013 08:5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31" table:style-name="ce5">
            <text:p>23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58: Laudo de qualidade de produto e process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Aplicar Checklists de Verificação de Gerência de Projetos e Preencher a Planilha MPS.BR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Fellipe Cesar <text:s/>Fernandes Pinheiro</text:p>
          </table:table-cell>
          <table:table-cell office:value-type="string" table:style-name="ce6">
            <text:p>11/11/2013 08:51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1/11/2013 08:5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30" table:style-name="ce5">
            <text:p>23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58: Laudo de qualidade de produto e process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Aplicar Checklists de Verificação de Gerência de Configuração e Preencher a Planilha MPS.BR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21/11/2013 20:11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3" table:style-name="ce6">
            <text:p>3</text:p>
          </table:table-cell>
          <table:table-cell office:value-type="float" office:value="2.5" table:style-name="ce6">
            <text:p>2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1/11/2013 08:3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29" table:style-name="ce5">
            <text:p>22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58: Laudo de qualidade de produto e process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Aplicar Checklists de Verificação de Medição e Requisitos e Preencher a Planilha MPS.BR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Benedito Cardoso dos Santos Neto</text:p>
          </table:table-cell>
          <table:table-cell office:value-type="string" table:style-name="ce6">
            <text:p>14/11/2013 14:44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1/11/2013 08:3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28" table:style-name="ce5">
            <text:p>22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justar framework de persistência a regras de Auditoria e Versionamento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16/11/2013 12:08 h</text:p>
          </table:table-cell>
          <table:table-cell table:number-columns-repeated="2" table:style-name="ce6"/>
          <table:table-cell office:value-type="date" office:date-value="2013-11-08T00:00:00" table:style-name="ce7">
            <text:p>08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1/11/2013 08:04 h</text:p>
          </table:table-cell>
          <table:table-cell table:number-columns-repeated="5" table:style-name="ce6"/>
          <table:table-cell office:value-type="float" office:value="347" table:style-name="ce6">
            <text:p>347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27" table:style-name="ce5">
            <text:p>22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e repositórios e webservices de CRUD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16/11/2013 12:11 h</text:p>
          </table:table-cell>
          <table:table-cell table:number-columns-repeated="2" table:style-name="ce6"/>
          <table:table-cell office:value-type="date" office:date-value="2013-11-08T00:00:00" table:style-name="ce7">
            <text:p>08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1/2013 21:57 h</text:p>
          </table:table-cell>
          <table:table-cell table:number-columns-repeated="5" table:style-name="ce6"/>
          <table:table-cell office:value-type="float" office:value="348" table:style-name="ce6">
            <text:p>348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26" table:style-name="ce5">
            <text:p>22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nfiguração do Build Maven para Construção local e no ambiente da Fábrica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16/11/2013 12:06 h</text:p>
          </table:table-cell>
          <table:table-cell table:number-columns-repeated="2" table:style-name="ce6"/>
          <table:table-cell office:value-type="date" office:date-value="2013-11-08T00:00:00" table:style-name="ce7">
            <text:p>08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1/2013 21:54 h</text:p>
          </table:table-cell>
          <table:table-cell table:number-columns-repeated="5" table:style-name="ce6"/>
          <table:table-cell office:value-type="float" office:value="381" table:style-name="ce6">
            <text:p>381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25" table:style-name="ce5">
            <text:p>22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table:style-name="ce6"/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CRUD de relatorio e eloSipaer no client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2/11/2013 14:32 h</text:p>
          </table:table-cell>
          <table:table-cell table:number-columns-repeated="2" table:style-name="ce6"/>
          <table:table-cell office:value-type="date" office:date-value="2013-11-10T00:00:00" table:style-name="ce7">
            <text:p>10/11/2013</text:p>
          </table:table-cell>
          <table:table-cell table:style-name="ce6"/>
          <table:table-cell office:value-type="float" office:value="24" table:style-name="ce6">
            <text:p>24</text:p>
          </table:table-cell>
          <table:table-cell office:value-type="float" office:value="18" table:style-name="ce6">
            <text:p>18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10/11/2013 13:1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24" table:style-name="ce5">
            <text:p>22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table:style-name="ce6"/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ção de sessão, alteração dos caminhos das páginas, autenticação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10/11/2013 11:56 h</text:p>
          </table:table-cell>
          <table:table-cell table:number-columns-repeated="2" table:style-name="ce6"/>
          <table:table-cell office:value-type="date" office:date-value="2013-11-10T00:00:00" table:style-name="ce7">
            <text:p>10/11/2013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10/11/2013 11:5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23" table:style-name="ce5">
            <text:p>22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template/layout das demais páginas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14/11/2013 21:41 h</text:p>
          </table:table-cell>
          <table:table-cell table:number-columns-repeated="2" table:style-name="ce6"/>
          <table:table-cell office:value-type="date" office:date-value="2013-11-10T00:00:00" table:style-name="ce7">
            <text:p>10/11/2013</text:p>
          </table:table-cell>
          <table:table-cell office:value-type="date" office:date-value="2013-11-10T00:00:00" table:style-name="ce7">
            <text:p>10/11/201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1/2013 11:1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22" table:style-name="ce5">
            <text:p>22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6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10/11/2013 10:49 h</text:p>
          </table:table-cell>
          <table:table-cell table:style-name="ce6"/>
          <table:table-cell office:value-type="string" table:style-name="ce6">
            <text:p>Versão 1.0</text:p>
          </table:table-cell>
          <table:table-cell office:value-type="date" office:date-value="2013-11-10T00:00:00" table:style-name="ce7">
            <text:p>10/11/2013</text:p>
          </table:table-cell>
          <table:table-cell office:value-type="date" office:date-value="2013-11-10T00:00:00" table:style-name="ce7">
            <text:p>10/11/2013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1/2013 10:4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21" table:style-name="ce5">
            <text:p>22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tualização do plano de Validação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9/11/2013 14:56 h</text:p>
          </table:table-cell>
          <table:table-cell table:number-columns-repeated="2" table:style-name="ce6"/>
          <table:table-cell office:value-type="date" office:date-value="2013-11-09T00:00:00" table:style-name="ce7">
            <text:p>09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9/11/2013 14:3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20" table:style-name="ce5">
            <text:p>22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table:style-name="ce6"/>
          <table:table-cell office:value-type="string" table:style-name="ce6">
            <text:p>Em andamento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Criação de relatório estado de configuração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09/11/2013 13:22 h</text:p>
          </table:table-cell>
          <table:table-cell table:number-columns-repeated="2" table:style-name="ce6"/>
          <table:table-cell office:value-type="date" office:date-value="2013-11-08T00:00:00" table:style-name="ce7">
            <text:p>08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8/11/2013 21:5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9" table:style-name="ce5">
            <text:p>21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e WebService de Relator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08/11/2013 17:41 h</text:p>
          </table:table-cell>
          <table:table-cell table:number-columns-repeated="2" table:style-name="ce6"/>
          <table:table-cell office:value-type="date" office:date-value="2013-11-08T00:00:00" table:style-name="ce7">
            <text:p>08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1/2013 15:14 h</text:p>
          </table:table-cell>
          <table:table-cell table:number-columns-repeated="2" table:style-name="ce6"/>
          <table:table-cell office:value-type="string" table:style-name="ce6">
            <text:p>Bruno Césa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Rogério Tristao Junior</text:p>
          </table:table-cell>
          <table:table-cell office:value-type="float" office:value="284" table:style-name="ce6">
            <text:p>284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18" table:style-name="ce5">
            <text:p>21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r Projeto Detalhado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8/11/2013 09:5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70" table:style-name="ce6">
            <text:p>70</text:p>
          </table:table-cell>
          <table:table-cell office:value-type="string" table:style-name="ce6">
            <text:p>08/11/2013 00:17 h</text:p>
          </table:table-cell>
          <table:table-cell table:number-columns-repeated="2" table:style-name="ce6"/>
          <table:table-cell office:value-type="string" table:style-name="ce6">
            <text:p>Ana Cláudia Santan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17" table:style-name="ce5">
            <text:p>21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nternacionalização do front-end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08/11/2013 00:08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7/11/2013 23:1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6" table:style-name="ce5">
            <text:p>21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Relatório estado da configuração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7/11/2013 18:19 h</text:p>
          </table:table-cell>
          <table:table-cell table:style-name="ce6"/>
          <table:table-cell office:value-type="string" table:style-name="ce6">
            <text:p>Versão 0.2</text:p>
          </table:table-cell>
          <table:table-cell office:value-type="date" office:date-value="2013-11-05T00:00:00" table:style-name="ce7">
            <text:p>05/11/2013</text:p>
          </table:table-cell>
          <table:table-cell office:value-type="date" office:date-value="2013-11-11T00:00:00" table:style-name="ce7">
            <text:p>1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7/11/2013 18:1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5" table:style-name="ce5">
            <text:p>21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relatório de não conformidades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7/11/2013 18:00 h</text:p>
          </table:table-cell>
          <table:table-cell table:style-name="ce6"/>
          <table:table-cell office:value-type="string" table:style-name="ce6">
            <text:p>Versão 0.2</text:p>
          </table:table-cell>
          <table:table-cell office:value-type="date" office:date-value="2013-11-07T00:00:00" table:style-name="ce7">
            <text:p>07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7/11/2013 17:5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4" table:style-name="ce5">
            <text:p>21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tualizar lista de artefatos controlados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7/11/2013 17:59 h</text:p>
          </table:table-cell>
          <table:table-cell table:number-columns-repeated="2" table:style-name="ce6"/>
          <table:table-cell office:value-type="date" office:date-value="2013-11-07T00:00:00" table:style-name="ce7">
            <text:p>07/11/2013</text:p>
          </table:table-cell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7/11/2013 17:5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3" table:style-name="ce5">
            <text:p>21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r Documento de Arquitetur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Ana Cláudia Santana Moreira</text:p>
          </table:table-cell>
          <table:table-cell office:value-type="string" table:style-name="ce6">
            <text:p>16/11/2013 16:54 h</text:p>
          </table:table-cell>
          <table:table-cell table:style-name="ce6"/>
          <table:table-cell office:value-type="string" table:style-name="ce6">
            <text:p>Versão 0.1</text:p>
          </table:table-cell>
          <table:table-cell office:value-type="date" office:date-value="2013-11-05T00:00:00" table:style-name="ce7">
            <text:p>05/11/2013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5/11/2013 15:18 h</text:p>
          </table:table-cell>
          <table:table-cell table:number-columns-repeated="2" table:style-name="ce6"/>
          <table:table-cell office:value-type="string" table:style-name="ce6">
            <text:p>Thais Cardoso Moura de Souz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2" table:style-name="ce5">
            <text:p>21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gistrar e comunicar a baseline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7/11/2013 18:17 h</text:p>
          </table:table-cell>
          <table:table-cell table:style-name="ce6"/>
          <table:table-cell office:value-type="string" table:style-name="ce6">
            <text:p>Versão 0.1</text:p>
          </table:table-cell>
          <table:table-cell office:value-type="date" office:date-value="2013-11-08T00:00:00" table:style-name="ce7">
            <text:p>08/11/2013</text:p>
          </table:table-cell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5/11/2013 14:2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1" table:style-name="ce5">
            <text:p>21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Relatório estado da configuração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7/11/2013 18:19 h</text:p>
          </table:table-cell>
          <table:table-cell table:style-name="ce6"/>
          <table:table-cell office:value-type="string" table:style-name="ce6">
            <text:p>Versão 0.2</text:p>
          </table:table-cell>
          <table:table-cell office:value-type="date" office:date-value="2013-11-05T00:00:00" table:style-name="ce7">
            <text:p>05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5/11/2013 14:2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10" table:style-name="ce5">
            <text:p>21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Tratar inconformidades de tarefas não concluidas nas respectivas sprints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21/11/2013 19:19 h</text:p>
          </table:table-cell>
          <table:table-cell table:number-columns-repeated="2" table:style-name="ce6"/>
          <table:table-cell office:value-type="date" office:date-value="2013-11-05T00:00:00" table:style-name="ce7">
            <text:p>05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5/11/2013 13:04 h</text:p>
          </table:table-cell>
          <table:table-cell table:number-columns-repeated="2" table:style-name="ce6"/>
          <table:table-cell office:value-type="string" table:style-name="ce6">
            <text:p>Thiago Fernandes De Aguia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9" table:style-name="ce5">
            <text:p>20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feit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tualizar plano de GCO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5/11/2013 12:50 h</text:p>
          </table:table-cell>
          <table:table-cell table:style-name="ce6"/>
          <table:table-cell office:value-type="string" table:style-name="ce6">
            <text:p>Versão 0.1</text:p>
          </table:table-cell>
          <table:table-cell office:value-type="date" office:date-value="2013-11-05T00:00:00" table:style-name="ce7">
            <text:p>05/11/2013</text:p>
          </table:table-cell>
          <table:table-cell office:value-type="date" office:date-value="2013-11-08T00:00:00" table:style-name="ce7">
            <text:p>08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05/11/2013 12:4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07" table:style-name="ce5">
            <text:p>20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ntegração inicial do front-end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9/11/2013 23:1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8T00:00:00" table:style-name="ce7">
            <text:p>08/11/2013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4/11/2013 19:1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6" table:style-name="ce5">
            <text:p>20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Implementar layout das telas de configuração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13/11/2013 21:21 h</text:p>
          </table:table-cell>
          <table:table-cell table:number-columns-repeated="2" table:style-name="ce6"/>
          <table:table-cell office:value-type="date" office:date-value="2013-11-03T00:00:00" table:style-name="ce7">
            <text:p>03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1/2013 23:4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5" table:style-name="ce5">
            <text:p>20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layout das telas de "Impressão" e "RSV"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09/11/2013 22:57 h</text:p>
          </table:table-cell>
          <table:table-cell table:number-columns-repeated="2" table:style-name="ce6"/>
          <table:table-cell office:value-type="date" office:date-value="2013-11-03T00:00:00" table:style-name="ce7">
            <text:p>03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1/2013 23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4" table:style-name="ce5">
            <text:p>20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feit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mitir relatório de não conformidades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3/11/2013 01:06 h</text:p>
          </table:table-cell>
          <table:table-cell table:number-columns-repeated="2" table:style-name="ce6"/>
          <table:table-cell office:value-type="date" office:date-value="2013-11-03T00:00:00" table:style-name="ce7">
            <text:p>03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1/2013 00:5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3" table:style-name="ce5">
            <text:p>20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mitir relatório de tarefas não concluidas em sprints já encerrados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3/11/2013 00:53 h</text:p>
          </table:table-cell>
          <table:table-cell table:number-columns-repeated="2" table:style-name="ce6"/>
          <table:table-cell office:value-type="date" office:date-value="2013-11-02T00:00:00" table:style-name="ce7">
            <text:p>02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2/11/2013 23:58 h</text:p>
          </table:table-cell>
          <table:table-cell table:number-columns-repeated="2" table:style-name="ce6"/>
          <table:table-cell office:value-type="string" table:style-name="ce6">
            <text:p>Gustavo Martins Teixeira Borges</text:p>
          </table:table-cell>
          <table:table-cell office:value-type="string" table:style-name="ce6">
            <text:p>Thiago Fernandes De Aguiar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2" table:style-name="ce5">
            <text:p>20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08/11/2013 19:3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1" table:style-name="ce5">
            <text:p>20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07/11/2013 21:25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0" table:style-name="ce5">
            <text:p>20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07/11/2013 21:2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9" table:style-name="ce5">
            <text:p>19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13/11/2013 10:32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0.15" table:style-name="ce6">
            <text:p>0,15</text:p>
          </table:table-cell>
          <table:table-cell office:value-type="float" office:value="0.15" table:style-name="ce6">
            <text:p>0,1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8 h</text:p>
          </table:table-cell>
          <table:table-cell table:number-columns-repeated="5" table:style-name="ce6"/>
          <table:table-cell office:value-type="float" office:value="361" table:style-name="ce6">
            <text:p>361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8" table:style-name="ce5">
            <text:p>19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Ulysses <text:s/>Alexandre Alves</text:p>
          </table:table-cell>
          <table:table-cell office:value-type="string" table:style-name="ce6">
            <text:p>13/11/2013 21:3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7" table:style-name="ce5">
            <text:p>19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07/11/2013 19:5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6" table:style-name="ce5">
            <text:p>19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rtur Pascualote <text:s/>Santos</text:p>
          </table:table-cell>
          <table:table-cell office:value-type="string" table:style-name="ce6">
            <text:p>07/11/2013 19:5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5" table:style-name="ce5">
            <text:p>19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07/11/2013 13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4" table:style-name="ce5">
            <text:p>19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07/11/2013 19:3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3" table:style-name="ce5">
            <text:p>19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Rúben Borges Ramos</text:p>
          </table:table-cell>
          <table:table-cell office:value-type="string" table:style-name="ce6">
            <text:p>13/11/2013 21:3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2" table:style-name="ce5">
            <text:p>19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3/11/2013 21:32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1" table:style-name="ce5">
            <text:p>19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Benedito Cardoso dos Santos Neto</text:p>
          </table:table-cell>
          <table:table-cell office:value-type="string" table:style-name="ce6">
            <text:p>13/11/2013 21:3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0" table:style-name="ce5">
            <text:p>19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table:style-name="ce6"/>
          <table:table-cell office:value-type="string" table:style-name="ce6">
            <text:p>07/11/2013 20:0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9" table:style-name="ce5">
            <text:p>18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Natan Pimenta da Silva</text:p>
          </table:table-cell>
          <table:table-cell office:value-type="string" table:style-name="ce6">
            <text:p>13/11/2013 21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8" table:style-name="ce5">
            <text:p>18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na Cláudia Santana Moreira</text:p>
          </table:table-cell>
          <table:table-cell office:value-type="string" table:style-name="ce6">
            <text:p>08/11/2013 20:02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3 h</text:p>
          </table:table-cell>
          <table:table-cell table:number-columns-repeated="5" table:style-name="ce6"/>
          <table:table-cell office:value-type="float" office:value="257" table:style-name="ce6">
            <text:p>257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7" table:style-name="ce5">
            <text:p>18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13/11/2013 21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6" table:style-name="ce5">
            <text:p>18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13/11/2013 21:35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5" table:style-name="ce5">
            <text:p>18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5/11/2013 11:2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4" table:style-name="ce5">
            <text:p>18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02/11/2013 13:3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2T00:00:00" table:style-name="ce7">
            <text:p>02/11/2013</text:p>
          </table:table-cell>
          <table:table-cell table:style-name="ce6"/>
          <table:table-cell office:value-type="float" office:value="0.1" table:style-name="ce6">
            <text:p>0,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9 h</text:p>
          </table:table-cell>
          <table:table-cell table:number-columns-repeated="5" table:style-name="ce6"/>
          <table:table-cell office:value-type="float" office:value="218" table:style-name="ce6">
            <text:p>218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3" table:style-name="ce5">
            <text:p>18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08/11/2013 20:1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2" table:style-name="ce5">
            <text:p>18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Muryllo Tiraza Santos</text:p>
          </table:table-cell>
          <table:table-cell office:value-type="string" table:style-name="ce6">
            <text:p>13/11/2013 21:35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1" table:style-name="ce5">
            <text:p>18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07/11/2013 19:48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0" table:style-name="ce5">
            <text:p>18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rthur Melo</text:p>
          </table:table-cell>
          <table:table-cell office:value-type="string" table:style-name="ce6">
            <text:p>07/11/2013 15:02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0.5" table:style-name="ce6">
            <text:p>0,5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4 h</text:p>
          </table:table-cell>
          <table:table-cell table:number-columns-repeated="5" table:style-name="ce6"/>
          <table:table-cell office:value-type="float" office:value="246" table:style-name="ce6">
            <text:p>246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9" table:style-name="ce5">
            <text:p>17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Bruno Luz Martins</text:p>
          </table:table-cell>
          <table:table-cell office:value-type="string" table:style-name="ce6">
            <text:p>13/11/2013 21:2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8" table:style-name="ce5">
            <text:p>17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08/11/2013 19:4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7" table:style-name="ce5">
            <text:p>17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Ulysses <text:s/>Alexandre Alves</text:p>
          </table:table-cell>
          <table:table-cell office:value-type="string" table:style-name="ce6">
            <text:p>01/11/2013 20:4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4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6" table:style-name="ce5">
            <text:p>17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07/11/2013 19:5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5" table:style-name="ce5">
            <text:p>17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05/11/2013 23:08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5T00:00:00" table:style-name="ce7">
            <text:p>05/11/2013</text:p>
          </table:table-cell>
          <table:table-cell office:value-type="float" office:value="0.25" table:style-name="ce6">
            <text:p>0,25</text:p>
          </table:table-cell>
          <table:table-cell office:value-type="float" office:value="0.25" table:style-name="ce6">
            <text:p>0,25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4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4" table:style-name="ce5">
            <text:p>17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07/11/2013 20:5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3" table:style-name="ce5">
            <text:p>17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2/11/2013 15:2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2" table:style-name="ce5">
            <text:p>17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07/11/2013 13:3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1" table:style-name="ce5">
            <text:p>17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03/11/2013 15:1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0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0" table:style-name="ce5">
            <text:p>17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rthur Melo</text:p>
          </table:table-cell>
          <table:table-cell office:value-type="string" table:style-name="ce6">
            <text:p>14/11/2013 06:3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21T00:00:00" table:style-name="ce7">
            <text:p>21/11/201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01/11/2013 20:40 h</text:p>
          </table:table-cell>
          <table:table-cell table:number-columns-repeated="2" table:style-name="ce6"/>
          <table:table-cell office:value-type="string" table:style-name="ce6">
            <text:p>Emerson José Porfíri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9" table:style-name="ce5">
            <text:p>16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Rúben Borges Ramos</text:p>
          </table:table-cell>
          <table:table-cell office:value-type="string" table:style-name="ce6">
            <text:p>14/11/2013 19:3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0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8" table:style-name="ce5">
            <text:p>16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2/11/2013 15:0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7" table:style-name="ce5">
            <text:p>16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Benedito Cardoso dos Santos Neto</text:p>
          </table:table-cell>
          <table:table-cell office:value-type="string" table:style-name="ce6">
            <text:p>14/11/2013 19:4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6" table:style-name="ce5">
            <text:p>16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Natan Pimenta da Silva</text:p>
          </table:table-cell>
          <table:table-cell office:value-type="string" table:style-name="ce6">
            <text:p>02/11/2013 00:1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8 h</text:p>
          </table:table-cell>
          <table:table-cell table:number-columns-repeated="5" table:style-name="ce6"/>
          <table:table-cell office:value-type="float" office:value="29" table:style-name="ce6">
            <text:p>29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5" table:style-name="ce5">
            <text:p>16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Ana Cláudia Santana Moreira</text:p>
          </table:table-cell>
          <table:table-cell office:value-type="string" table:style-name="ce6">
            <text:p>17/11/2013 19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4" table:style-name="ce5">
            <text:p>16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11/11/2013 12:0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3" table:style-name="ce5">
            <text:p>16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7/11/2013 21:4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2" table:style-name="ce5">
            <text:p>16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01/11/2013 20:3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1" table:style-name="ce5">
            <text:p>16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5/11/2013 11:4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0" table:style-name="ce5">
            <text:p>16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02/11/2013 13:28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2T00:00:00" table:style-name="ce7">
            <text:p>02/11/2013</text:p>
          </table:table-cell>
          <table:table-cell table:style-name="ce6"/>
          <table:table-cell office:value-type="float" office:value="0.1" table:style-name="ce6">
            <text:p>0,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9" table:style-name="ce5">
            <text:p>15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08/11/2013 20:2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8" table:style-name="ce5">
            <text:p>15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7/11/2013 21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7" table:style-name="ce5">
            <text:p>15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Herbert Batista Nunes</text:p>
          </table:table-cell>
          <table:table-cell office:value-type="string" table:style-name="ce6">
            <text:p>01/11/2013 20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6" table:style-name="ce5">
            <text:p>15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Muryllo Tiraza Santos</text:p>
          </table:table-cell>
          <table:table-cell office:value-type="string" table:style-name="ce6">
            <text:p>01/11/2013 20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5" table:style-name="ce5">
            <text:p>15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Arthur Melo</text:p>
          </table:table-cell>
          <table:table-cell office:value-type="string" table:style-name="ce6">
            <text:p>13/11/2013 13:48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0.5" table:style-name="ce6">
            <text:p>0,5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3 h</text:p>
          </table:table-cell>
          <table:table-cell table:number-columns-repeated="5" table:style-name="ce6"/>
          <table:table-cell office:value-type="float" office:value="246" table:style-name="ce6">
            <text:p>246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4" table:style-name="ce5">
            <text:p>15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Bruno Luz Martins</text:p>
          </table:table-cell>
          <table:table-cell office:value-type="string" table:style-name="ce6">
            <text:p>08/11/2013 20:2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3" table:style-name="ce5">
            <text:p>15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08/11/2013 19:32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2" table:style-name="ce5">
            <text:p>15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estrutura de diretório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07/11/2013 21:2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1" table:style-name="ce5">
            <text:p>15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07/11/2013 19:52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0" table:style-name="ce5">
            <text:p>15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10/11/2013 07:1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1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9" table:style-name="ce5">
            <text:p>14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estrutura de diretório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07/11/2013 21:05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8" table:style-name="ce5">
            <text:p>14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12/11/2013 20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2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7" table:style-name="ce5">
            <text:p>14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7/11/2013 21:4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2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6" table:style-name="ce5">
            <text:p>14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estrutura de diretório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Arthur Melo</text:p>
          </table:table-cell>
          <table:table-cell office:value-type="string" table:style-name="ce6">
            <text:p>07/11/2013 15:1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25 h</text:p>
          </table:table-cell>
          <table:table-cell table:number-columns-repeated="5" table:style-name="ce6"/>
          <table:table-cell office:value-type="float" office:value="246" table:style-name="ce6">
            <text:p>246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5" table:style-name="ce5">
            <text:p>14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12/11/2013 20:35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2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4" table:style-name="ce5">
            <text:p>14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Fazer a validação do Plano de medição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1/11/2013 10:56 h</text:p>
          </table:table-cell>
          <table:table-cell table:number-columns-repeated="2" table:style-name="ce6"/>
          <table:table-cell office:value-type="date" office:date-value="2013-11-04T00:00:00" table:style-name="ce7">
            <text:p>04/11/2013</text:p>
          </table:table-cell>
          <table:table-cell table:number-columns-repeated="2" table:style-name="ce6"/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0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5" table:visibility="filter">
          <table:table-cell office:value-type="float" office:value="143" table:style-name="ce5">
            <text:p>14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e WebService de Relatórios de Prevenção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13/11/2013 18:5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19" table:style-name="ce6">
            <text:p>19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9:54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Rogério Tristao Junior</text:p>
          </table:table-cell>
          <table:table-cell office:value-type="float" office:value="368" table:style-name="ce6">
            <text:p>368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42" table:style-name="ce5">
            <text:p>14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Relatóri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2/11/2013 16:5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12T00:00:00" table:style-name="ce7">
            <text:p>12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16:46 h</text:p>
          </table:table-cell>
          <table:table-cell table:number-columns-repeated="2" table:style-name="ce6"/>
          <table:table-cell office:value-type="string" table:style-name="ce6">
            <text:p>Cláudio Cavalcante Tonhá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Arthur Melo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1" table:style-name="ce5">
            <text:p>14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artefato "procedimentos de implantação"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13/11/2013 10:26 h</text:p>
          </table:table-cell>
          <table:table-cell table:number-columns-repeated="2" table:style-name="ce6"/>
          <table:table-cell office:value-type="date" office:date-value="2013-11-08T00:00:00" table:style-name="ce7">
            <text:p>08/11/2013</text:p>
          </table:table-cell>
          <table:table-cell office:value-type="date" office:date-value="2013-11-12T00:00:00" table:style-name="ce7">
            <text:p>12/11/201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6:42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Danillo Pinheiro Neto</text:p>
          </table:table-cell>
          <table:table-cell office:value-type="float" office:value="360" table:style-name="ce6">
            <text:p>360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0" table:visibility="filter">
          <table:table-cell office:value-type="float" office:value="140" table:style-name="ce5">
            <text:p>14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specificar API do crud de relatóri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2/11/2013 15:1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12T00:00:00" table:style-name="ce7">
            <text:p>12/11/2013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6:40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Danilo Guimarães Justino Lemes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1" table:visibility="filter">
          <table:table-cell office:value-type="float" office:value="139" table:style-name="ce5">
            <text:p>13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Banco de Dad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08/11/2013 20:25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3:34 h</text:p>
          </table:table-cell>
          <table:table-cell table:number-columns-repeated="2" table:style-name="ce6"/>
          <table:table-cell office:value-type="string" table:style-name="ce6">
            <text:p>Muryllo Tiraza Santo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38" table:style-name="ce5">
            <text:p>13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Sprint 7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16/11/2013 12:11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1-15T00:00:00" table:style-name="ce7">
            <text:p>15/11/2013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6">
            <text:p>0</text:p>
          </table:table-cell>
          <table:table-cell office:value-type="float" office:value="59" table:style-name="ce6">
            <text:p>59</text:p>
          </table:table-cell>
          <table:table-cell office:value-type="string" table:style-name="ce6">
            <text:p>01/11/2013 13:2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37" table:style-name="ce5">
            <text:p>13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gistro de testes unitários e de integr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8/11/2013 00:1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01/11/2013 13:21 h</text:p>
          </table:table-cell>
          <table:table-cell table:number-columns-repeated="2" table:style-name="ce6"/>
          <table:table-cell office:value-type="string" table:style-name="ce6">
            <text:p>Ana Cláudia Santan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36" table:style-name="ce5">
            <text:p>13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Laudo de qualidade do requisito(Aderência a ieee 830)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11/11/2013 12:0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13:20 h</text:p>
          </table:table-cell>
          <table:table-cell table:number-columns-repeated="2" table:style-name="ce6"/>
          <table:table-cell office:value-type="string" table:style-name="ce6">
            <text:p>Artur Pascualote <text:s/>Santos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Arthur Melo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35" table:style-name="ce5">
            <text:p>13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Análise de dados coletados pela medi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21/11/2013 19:4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01/11/2013 13:18 h</text:p>
          </table:table-cell>
          <table:table-cell table:number-columns-repeated="2" table:style-name="ce6"/>
          <table:table-cell office:value-type="string" table:style-name="ce6">
            <text:p>Bruno Luz Martin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34" table:style-name="ce5">
            <text:p>13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Laudo de qualidade de produto e process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08/11/2013 19:3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3:18 h</text:p>
          </table:table-cell>
          <table:table-cell table:number-columns-repeated="2" table:style-name="ce6"/>
          <table:table-cell office:value-type="string" table:style-name="ce6">
            <text:p>Gabriel de Oliveira Moreira</text:p>
          </table:table-cell>
          <table:table-cell office:value-type="string" table:style-name="ce6">
            <text:p>Benedito Cardoso dos Santos Neto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>
          <table:table-cell office:value-type="float" office:value="133" table:style-name="ce5">
            <text:p>13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ratamento de não conformidades até Sprint 5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24/11/2013 16:54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45" table:style-name="ce6">
            <text:p>45</text:p>
          </table:table-cell>
          <table:table-cell office:value-type="string" table:style-name="ce6">
            <text:p>01/11/2013 13:17 h</text:p>
          </table:table-cell>
          <table:table-cell table:number-columns-repeated="2" table:style-name="ce6"/>
          <table:table-cell office:value-type="string" table:style-name="ce6">
            <text:p>Benedito Cardoso dos Santos Neto</text:p>
          </table:table-cell>
          <table:table-cell office:value-type="string" table:style-name="ce6">
            <text:p>Gabriel de Oliveira Mor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32" table:style-name="ce5">
            <text:p>13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de status da configuração da Sprint 5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21/11/2013 21:2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3:15 h</text:p>
          </table:table-cell>
          <table:table-cell table:number-columns-repeated="2" table:style-name="ce6"/>
          <table:table-cell office:value-type="string" table:style-name="ce6">
            <text:p>Daniella <text:s/>de Oliveira Costa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Thiago Fernandes De Aguiar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131" table:style-name="ce5">
            <text:p>13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uditoria de configuração até a Sprint 5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21/11/2013 21:3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3:15 h</text:p>
          </table:table-cell>
          <table:table-cell table:number-columns-repeated="2" table:style-name="ce6"/>
          <table:table-cell office:value-type="string" table:style-name="ce6">
            <text:p>Daniella <text:s/>de Oliveira Costa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Marcos Paulo Vieira De Melo Junior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30" table:style-name="ce5">
            <text:p>13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Orçament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1/11/2013 10:5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13:12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9" table:style-name="ce5">
            <text:p>12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stimativas de tamanho/complexidade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1/11/2013 10:58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13:11 h</text:p>
          </table:table-cell>
          <table:table-cell table:number-columns-repeated="2" table:style-name="ce6"/>
          <table:table-cell office:value-type="string" table:style-name="ce6">
            <text:p>Lucas Carvalho Lima</text:p>
          </table:table-cell>
          <table:table-cell office:value-type="string" table:style-name="ce6">
            <text:p>Antônio Carlos de Freitas Silv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8" table:style-name="ce5">
            <text:p>12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Atividades da Sprint 6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10/11/2013 10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08:58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7" table:style-name="ce5">
            <text:p>12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6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01/11/2013 13:1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08:55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26" table:style-name="ce5">
            <text:p>12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6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13/11/2013 15:00 h</text:p>
          </table:table-cell>
          <table:table-cell table:number-columns-repeated="2" table:style-name="ce6"/>
          <table:table-cell office:value-type="date" office:date-value="2013-11-07T00:00:00" table:style-name="ce7">
            <text:p>07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08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5" table:style-name="ce5">
            <text:p>12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os Diretórios dos Relatórios Individuai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01/11/2013 13:0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08:2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4" table:style-name="ce5">
            <text:p>12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nfigurações do framework vraptor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2/11/2013 15:46 h</text:p>
          </table:table-cell>
          <table:table-cell table:number-columns-repeated="2" table:style-name="ce6"/>
          <table:table-cell office:value-type="date" office:date-value="2013-10-31T00:00:00" table:style-name="ce7">
            <text:p>31/10/2013</text:p>
          </table:table-cell>
          <table:table-cell table:number-columns-repeated="2" table:style-name="ce6"/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31/10/2013 20:37 h</text:p>
          </table:table-cell>
          <table:table-cell table:number-columns-repeated="2" table:style-name="ce6"/>
          <table:table-cell office:value-type="string" table:style-name="ce6">
            <text:p>Danillo Pinheiro Net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3" table:style-name="ce5">
            <text:p>12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o documento sobre a api de requisição ajax dos gráficos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1/11/2013 19:09 h</text:p>
          </table:table-cell>
          <table:table-cell table:number-columns-repeated="2" table:style-name="ce6"/>
          <table:table-cell office:value-type="date" office:date-value="2013-10-08T00:00:00" table:style-name="ce7">
            <text:p>08/10/2013</text:p>
          </table:table-cell>
          <table:table-cell table:style-name="ce6"/>
          <table:table-cell office:value-type="float" office:value="20" table:style-name="ce6">
            <text:p>20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27/10/2013 15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22" table:style-name="ce5">
            <text:p>12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reencher planilha GRE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Arthur Melo</text:p>
          </table:table-cell>
          <table:table-cell office:value-type="string" table:style-name="ce6">
            <text:p>22/11/2013 16:21 h</text:p>
          </table:table-cell>
          <table:table-cell table:number-columns-repeated="2" table:style-name="ce6"/>
          <table:table-cell office:value-type="date" office:date-value="2013-10-26T00:00:00" table:style-name="ce7">
            <text:p>26/10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26/10/2013 07:25 h</text:p>
          </table:table-cell>
          <table:table-cell table:number-columns-repeated="2" table:style-name="ce6"/>
          <table:table-cell office:value-type="string" table:style-name="ce6">
            <text:p>Emerson José Porfíri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21" table:style-name="ce5">
            <text:p>12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5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01/11/2013 08:41 h</text:p>
          </table:table-cell>
          <table:table-cell table:number-columns-repeated="2" table:style-name="ce6"/>
          <table:table-cell office:value-type="date" office:date-value="2013-10-31T00:00:00" table:style-name="ce7">
            <text:p>31/10/2013</text:p>
          </table:table-cell>
          <table:table-cell office:value-type="date" office:date-value="2013-10-31T00:00:00" table:style-name="ce7">
            <text:p>31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5/10/2013 22:0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20" table:style-name="ce5">
            <text:p>12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4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7/10/2013 11:59 h</text:p>
          </table:table-cell>
          <table:table-cell table:number-columns-repeated="2" table:style-name="ce6"/>
          <table:table-cell office:value-type="date" office:date-value="2013-10-25T00:00:00" table:style-name="ce7">
            <text:p>25/10/2013</text:p>
          </table:table-cell>
          <table:table-cell office:value-type="date" office:date-value="2013-10-25T00:00:00" table:style-name="ce7">
            <text:p>25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5/10/2013 22:0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19" table:style-name="ce5">
            <text:p>11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feito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igir nomenclatura dos arquivos do GRE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27/10/2013 11:53 h</text:p>
          </table:table-cell>
          <table:table-cell table:number-columns-repeated="2" table:style-name="ce6"/>
          <table:table-cell office:value-type="date" office:date-value="2013-10-25T00:00:00" table:style-name="ce7">
            <text:p>25/10/2013</text:p>
          </table:table-cell>
          <table:table-cell office:value-type="date" office:date-value="2013-10-25T00:00:00" table:style-name="ce7">
            <text:p>25/10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5/10/2013 22:00 h</text:p>
          </table:table-cell>
          <table:table-cell table:number-columns-repeated="2" table:style-name="ce6"/>
          <table:table-cell office:value-type="string" table:style-name="ce6">
            <text:p>Emerson José Porfíri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18" table:style-name="ce5">
            <text:p>11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Em andamento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Sprint 6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4/11/2013 16:55 h</text:p>
          </table:table-cell>
          <table:table-cell table:number-columns-repeated="2" table:style-name="ce6"/>
          <table:table-cell office:value-type="date" office:date-value="2013-10-08T00:00:00" table:style-name="ce7">
            <text:p>08/10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95.4" table:style-name="ce6">
            <text:p>95,4</text:p>
          </table:table-cell>
          <table:table-cell office:value-type="float" office:value="0" table:style-name="ce6">
            <text:p>0</text:p>
          </table:table-cell>
          <table:table-cell office:value-type="float" office:value="70" table:style-name="ce6">
            <text:p>70</text:p>
          </table:table-cell>
          <table:table-cell office:value-type="string" table:style-name="ce6">
            <text:p>25/10/2013 21:5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17" table:style-name="ce5">
            <text:p>11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GCO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17/11/2013 19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21T00:00:00" table:style-name="ce7">
            <text:p>21/11/2013</text:p>
          </table:table-cell>
          <table:table-cell office:value-type="float" office:value="9.4" table:style-name="ce6">
            <text:p>9,4</text:p>
          </table:table-cell>
          <table:table-cell office:value-type="float" office:value="0" table:style-name="ce6">
            <text:p>0</text:p>
          </table:table-cell>
          <table:table-cell office:value-type="float" office:value="86" table:style-name="ce6">
            <text:p>86</text:p>
          </table:table-cell>
          <table:table-cell office:value-type="string" table:style-name="ce6">
            <text:p>25/10/2013 21:20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Gustavo Martins Teixeira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16" table:style-name="ce5">
            <text:p>11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layout das abas "Ações Recomendadas" e "Observações"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27/10/2013 17:35 h</text:p>
          </table:table-cell>
          <table:table-cell table:number-columns-repeated="2" table:style-name="ce6"/>
          <table:table-cell office:value-type="date" office:date-value="2013-10-22T00:00:00" table:style-name="ce7">
            <text:p>22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2/10/2013 23:5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15" table:style-name="ce5">
            <text:p>11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layout das abas "Encaminhamento" e "Resposta"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27/10/2013 15:38 h</text:p>
          </table:table-cell>
          <table:table-cell table:number-columns-repeated="2" table:style-name="ce6"/>
          <table:table-cell office:value-type="date" office:date-value="2013-10-22T00:00:00" table:style-name="ce7">
            <text:p>22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2/10/2013 23:5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14" table:style-name="ce5">
            <text:p>11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layout da tela inicial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09/11/2013 22:57 h</text:p>
          </table:table-cell>
          <table:table-cell table:number-columns-repeated="2" table:style-name="ce6"/>
          <table:table-cell office:value-type="date" office:date-value="2013-10-22T00:00:00" table:style-name="ce7">
            <text:p>22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2/10/2013 23:4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13" table:style-name="ce5">
            <text:p>11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nfigurar Hudson e Sonar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07/11/2013 08:06 h</text:p>
          </table:table-cell>
          <table:table-cell table:number-columns-repeated="2" table:style-name="ce6"/>
          <table:table-cell office:value-type="date" office:date-value="2013-10-25T00:00:00" table:style-name="ce7">
            <text:p>25/10/2013</text:p>
          </table:table-cell>
          <table:table-cell office:value-type="date" office:date-value="2013-10-31T00:00:00" table:style-name="ce7">
            <text:p>31/10/201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2/10/2013 23:15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12" table:style-name="ce5">
            <text:p>11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utorial Artifactory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26/10/2013 10:48 h</text:p>
          </table:table-cell>
          <table:table-cell table:number-columns-repeated="2" table:style-name="ce6"/>
          <table:table-cell office:value-type="date" office:date-value="2013-10-21T00:00:00" table:style-name="ce7">
            <text:p>21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1/10/2013 10:03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table:number-columns-repeated="2" table:style-name="ce6"/>
          <table:table-cell office:value-type="float" office:value="165" table:style-name="ce6">
            <text:p>165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11" table:style-name="ce5">
            <text:p>11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utorial Hudson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Rúben Borges Ramos</text:p>
          </table:table-cell>
          <table:table-cell office:value-type="string" table:style-name="ce6">
            <text:p>28/10/2013 09:48 h</text:p>
          </table:table-cell>
          <table:table-cell table:number-columns-repeated="2" table:style-name="ce6"/>
          <table:table-cell office:value-type="date" office:date-value="2013-10-21T00:00:00" table:style-name="ce7">
            <text:p>21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1/10/2013 10:02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10" table:style-name="ce5">
            <text:p>11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layout da tela de login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22/10/2013 23:13 h</text:p>
          </table:table-cell>
          <table:table-cell table:number-columns-repeated="2" table:style-name="ce6"/>
          <table:table-cell office:value-type="date" office:date-value="2013-10-19T00:00:00" table:style-name="ce7">
            <text:p>19/10/2013</text:p>
          </table:table-cell>
          <table:table-cell office:value-type="date" office:date-value="2013-10-22T00:00:00" table:style-name="ce7">
            <text:p>22/10/201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0/10/2013 01:56 h</text:p>
          </table:table-cell>
          <table:table-cell table:number-columns-repeated="5" table:style-name="ce6"/>
          <table:table-cell office:value-type="float" office:value="144" table:style-name="ce6">
            <text:p>144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09" table:style-name="ce5">
            <text:p>10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reencher Planilha do MPS.BR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11/11/2013 15:16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3:14 h</text:p>
          </table:table-cell>
          <table:table-cell table:number-columns-repeated="2" table:style-name="ce6"/>
          <table:table-cell office:value-type="string" table:style-name="ce6">
            <text:p>Gabriel de Oliveira Moreira</text:p>
          </table:table-cell>
          <table:table-cell office:value-type="string" table:style-name="ce6">
            <text:p>Benedito Cardoso dos Santos Neto</text:p>
          </table:table-cell>
          <table:table-cell office:value-type="string" table:style-name="ce6">
            <text:p>Fellipe Cesar <text:s/>Fernandes Pinheiro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08" table:style-name="ce5">
            <text:p>10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Teste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Casos de Testes Funcionai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18/11/2013 22:39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42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Andressa <text:s/>Guimaraes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07" table:style-name="ce5">
            <text:p>10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Depência de Componentes extern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2/11/2013 14:28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41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06" table:style-name="ce5">
            <text:p>10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Usabilidade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10/11/2013 23:38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39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05" table:style-name="ce5">
            <text:p>10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Manutenibilidade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10/11/2013 23:39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38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04" table:style-name="ce5">
            <text:p>10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Desempenh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21/11/2013 19:24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18/10/2013 21:37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03" table:style-name="ce5">
            <text:p>10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Portabilidade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01/11/2013 19:37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36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02" table:style-name="ce5">
            <text:p>10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nfiabilidade e Tolerãncia a falha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01/11/2013 19:36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35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01" table:style-name="ce5">
            <text:p>10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specto de Segurança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31/10/2013 20:00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33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00" table:style-name="ce5">
            <text:p>10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Execução/Confecção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Manual de Usuári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14/11/2013 11:46 h</text:p>
          </table:table-cell>
          <table:table-cell table:number-columns-repeated="2" table:style-name="ce6"/>
          <table:table-cell office:value-type="date" office:date-value="2013-10-25T00:00:00" table:style-name="ce7">
            <text:p>25/10/2013</text:p>
          </table:table-cell>
          <table:table-cell office:value-type="date" office:date-value="2013-10-31T00:00:00" table:style-name="ce7">
            <text:p>31/10/201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31 h</text:p>
          </table:table-cell>
          <table:table-cell table:number-columns-repeated="2" table:style-name="ce6"/>
          <table:table-cell office:value-type="string" table:style-name="ce6">
            <text:p>Artur Pascualote <text:s/>Santo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99" table:style-name="ce5">
            <text:p>9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Sprint 5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2/11/2013 16:21 h</text:p>
          </table:table-cell>
          <table:table-cell table:number-columns-repeated="2" table:style-name="ce6"/>
          <table:table-cell office:value-type="date" office:date-value="2013-10-19T00:00:00" table:style-name="ce7">
            <text:p>19/10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24" table:style-name="ce6">
            <text:p>24</text:p>
          </table:table-cell>
          <table:table-cell office:value-type="float" office:value="0" table:style-name="ce6">
            <text:p>0</text:p>
          </table:table-cell>
          <table:table-cell office:value-type="float" office:value="84" table:style-name="ce6">
            <text:p>84</text:p>
          </table:table-cell>
          <table:table-cell office:value-type="string" table:style-name="ce6">
            <text:p>18/10/2013 21:30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98" table:style-name="ce5">
            <text:p>9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nálise de Dados da Medi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08/11/2013 20:23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30 h</text:p>
          </table:table-cell>
          <table:table-cell table:number-columns-repeated="3" table:style-name="ce6"/>
          <table:table-cell office:value-type="string" table:style-name="ce6">
            <text:p>Herbert Batista Nun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97" table:style-name="ce5">
            <text:p>9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leta de Dados da Medi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Bruno Luz Martins</text:p>
          </table:table-cell>
          <table:table-cell office:value-type="string" table:style-name="ce6">
            <text:p>08/11/2013 20:28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29 h</text:p>
          </table:table-cell>
          <table:table-cell table:number-columns-repeated="2" table:style-name="ce6"/>
          <table:table-cell office:value-type="string" table:style-name="ce6">
            <text:p>Rhaissa Nogueira Arantes</text:p>
          </table:table-cell>
          <table:table-cell office:value-type="string" table:style-name="ce6">
            <text:p>Herbert Batista Nun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95" table:style-name="ce5">
            <text:p>9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nteração de Interface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rtur Pascualote <text:s/>Santos</text:p>
          </table:table-cell>
          <table:table-cell office:value-type="string" table:style-name="ce6">
            <text:p>21/11/2013 21:04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18/10/2013 21:2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94" table:style-name="ce5">
            <text:p>9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adrões e Métricas de Códig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08/11/2013 13:51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24 h</text:p>
          </table:table-cell>
          <table:table-cell table:number-columns-repeated="2" table:style-name="ce6"/>
          <table:table-cell office:value-type="string" table:style-name="ce6">
            <text:p>Fellipe Cesar <text:s/>Fernandes Pinheiro</text:p>
          </table:table-cell>
          <table:table-cell office:value-type="string" table:style-name="ce6">
            <text:p>Benedito Cardoso dos Santos Neto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93" table:style-name="ce5">
            <text:p>9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Protótip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22/10/2013 23:45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18/10/2013 21:22 h</text:p>
          </table:table-cell>
          <table:table-cell table:number-columns-repeated="2" table:style-name="ce6"/>
          <table:table-cell office:value-type="string" table:style-name="ce6">
            <text:p>Danillo Pinheiro Neto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Ulysses <text:s/>Alexandre Alves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92" table:style-name="ce5">
            <text:p>9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iagrama de Entidade Relacionament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21/11/2013 19:21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21 h</text:p>
          </table:table-cell>
          <table:table-cell table:number-columns-repeated="2" table:style-name="ce6"/>
          <table:table-cell office:value-type="string" table:style-name="ce6">
            <text:p>Muryllo Tiraza Santo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91" table:style-name="ce5">
            <text:p>9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Diagrama de Sequência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úben Borges Ramos</text:p>
          </table:table-cell>
          <table:table-cell office:value-type="string" table:style-name="ce6">
            <text:p>25/11/2013 19:23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40" table:style-name="ce6">
            <text:p>4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19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office:value-type="string" table:style-name="ce6">
            <text:p>Natan Pimenta da Silv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90" table:style-name="ce5">
            <text:p>9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Diagrama de Classe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2/11/2013 10:45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17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office:value-type="string" table:style-name="ce6">
            <text:p>Natan Pimenta da Silv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89" table:style-name="ce5">
            <text:p>8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presentar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08/11/2013 20:03 h</text:p>
          </table:table-cell>
          <table:table-cell table:number-columns-repeated="2" table:style-name="ce6"/>
          <table:table-cell office:value-type="date" office:date-value="2013-10-22T00:00:00" table:style-name="ce7">
            <text:p>22/10/2013</text:p>
          </table:table-cell>
          <table:table-cell office:value-type="date" office:date-value="2013-10-22T00:00:00" table:style-name="ce7">
            <text:p>22/10/201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15 h</text:p>
          </table:table-cell>
          <table:table-cell table:number-columns-repeated="2" table:style-name="ce6"/>
          <table:table-cell office:value-type="string" table:style-name="ce6">
            <text:p>Raul Barc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88" table:style-name="ce5">
            <text:p>8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Verificação/Validação #62: Verificação da Sprint 1 e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ção do Plano de Medição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11/11/2013 19:16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7/10/2013 23:40 h</text:p>
          </table:table-cell>
          <table:table-cell table:number-columns-repeated="3" table:style-name="ce6"/>
          <table:table-cell office:value-type="string" table:style-name="ce6">
            <text:p>Herbert Batista Nun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87" table:style-name="ce5">
            <text:p>8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Verificação/Validação #62: Verificação da Sprint 1 e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ção do Plano de Gerência de Configuração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31/10/2013 19:40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table:number-columns-repeated="2" table:style-name="ce6"/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7/10/2013 23:34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Gustavo Martins Teixeira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86" table:style-name="ce5">
            <text:p>8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feito</text:p>
          </table:table-cell>
          <table:table-cell office:value-type="string" table:style-name="ce6">
            <text:p>Verificação/Validação #80: Inspeção do Documento de Requisitos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igir Inconformidades no Documento de Requisitos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23/10/2013 08:40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0-21T00:00:00" table:style-name="ce7">
            <text:p>21/10/2013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7/10/2013 23:27 h</text:p>
          </table:table-cell>
          <table:table-cell table:number-columns-repeated="2" table:style-name="ce6"/>
          <table:table-cell office:value-type="string" table:style-name="ce6">
            <text:p>Raul Barc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85" table:style-name="ce5">
            <text:p>8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uditoria de Configuração da Sprint 3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23/10/2013 11:20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7/10/2013 20:08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Gustavo Martins Teixeira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84" table:style-name="ce5">
            <text:p>8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companhar Mudança de Requisit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21/11/2013 19:20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1-30T00:00:00" table:style-name="ce7">
            <text:p>30/11/2013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17/10/2013 20:04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Raul Barca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83" table:style-name="ce5">
            <text:p>8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Listar ferramentas do projeto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8/10/2013 21:09 h</text:p>
          </table:table-cell>
          <table:table-cell table:number-columns-repeated="2" table:style-name="ce6"/>
          <table:table-cell office:value-type="date" office:date-value="2013-10-07T00:00:00" table:style-name="ce7">
            <text:p>07/10/2013</text:p>
          </table:table-cell>
          <table:table-cell office:value-type="date" office:date-value="2013-10-18T00:00:00" table:style-name="ce7">
            <text:p>18/10/2013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7/10/2013 20:0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82" table:style-name="ce5">
            <text:p>8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4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27/10/2013 11:53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0-18T00:00:00" table:style-name="ce7">
            <text:p>18/10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7/10/2013 19:57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81" table:style-name="ce5">
            <text:p>8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3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01/11/2013 13:29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7/10/2013 19:4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80" table:style-name="ce5">
            <text:p>8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Verificação/Validação #62: Verificação da Sprint 1 e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nspeção do Documento de Requisitos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23/10/2013 08:40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0-21T00:00:00" table:style-name="ce7">
            <text:p>21/10/2013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5/10/2013 08:35 h</text:p>
          </table:table-cell>
          <table:table-cell table:number-columns-repeated="2" table:style-name="ce6"/>
          <table:table-cell office:value-type="string" table:style-name="ce6">
            <text:p>Raul Barca</text:p>
          </table:table-cell>
          <table:table-cell office:value-type="string" table:style-name="ce6">
            <text:p>Ulysses <text:s/>Alexandre Alv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79" table:style-name="ce5">
            <text:p>7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3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11/10/2013 19:31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1T00:00:00" table:style-name="ce7">
            <text:p>11/10/201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1/10/2013 19:1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78" table:style-name="ce5">
            <text:p>7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Design de Interface<text:s/>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09/11/2013 23:00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0/10/2013 21:55 h</text:p>
          </table:table-cell>
          <table:table-cell table:number-columns-repeated="2" table:style-name="ce6"/>
          <table:table-cell office:value-type="string" table:style-name="ce6">
            <text:p>Danillo Pinheiro Neto</text:p>
          </table:table-cell>
          <table:table-cell office:value-type="string" table:style-name="ce6">
            <text:p>Cláudio Cavalcante Tonhá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77" table:style-name="ce5">
            <text:p>7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o formulário de envio do RELPREV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09/11/2013 22:59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0/10/2013 21:53 h</text:p>
          </table:table-cell>
          <table:table-cell table:number-columns-repeated="2" table:style-name="ce6"/>
          <table:table-cell office:value-type="string" table:style-name="ce6">
            <text:p>Danillo Pinheiro Neto</text:p>
          </table:table-cell>
          <table:table-cell office:value-type="string" table:style-name="ce6">
            <text:p>Cláudio Cavalcante Tonhá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76" table:style-name="ce5">
            <text:p>7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estrutura de diretórios do projeto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8/10/2013 08:14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7.5" table:style-name="ce6">
            <text:p>7,5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1:50 h</text:p>
          </table:table-cell>
          <table:table-cell table:number-columns-repeated="2" table:style-name="ce6"/>
          <table:table-cell office:value-type="string" table:style-name="ce6">
            <text:p>Muryllo Tiraza Santos</text:p>
          </table:table-cell>
          <table:table-cell office:value-type="string" table:style-name="ce6">
            <text:p>Natan Pimenta da Silv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75" table:style-name="ce5">
            <text:p>7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finar arquitetura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21/11/2013 19:20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1-25T00:00:00" table:style-name="ce7">
            <text:p>25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10/10/2013 21:48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office:value-type="string" table:style-name="ce6">
            <text:p>Hálisson Bruno Vitor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74" table:style-name="ce5">
            <text:p>7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presentação da arquitetura proposta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01/11/2013 20:07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1:47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office:value-type="string" table:style-name="ce6">
            <text:p>Hálisson Bruno Vitor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73" table:style-name="ce5">
            <text:p>7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leta dos dados de medição da sprint 1 e 2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Herbert Batista Nunes</text:p>
          </table:table-cell>
          <table:table-cell office:value-type="string" table:style-name="ce6">
            <text:p>08/11/2013 20:21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1:40 h</text:p>
          </table:table-cell>
          <table:table-cell table:number-columns-repeated="3" table:style-name="ce6"/>
          <table:table-cell office:value-type="string" table:style-name="ce6">
            <text:p>Rhaissa Nogueira Arant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72" table:style-name="ce5">
            <text:p>7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o projeto em maven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Muryllo Tiraza Santos</text:p>
          </table:table-cell>
          <table:table-cell office:value-type="string" table:style-name="ce6">
            <text:p>18/10/2013 09:03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7.5" table:style-name="ce6">
            <text:p>7,5</text:p>
          </table:table-cell>
          <table:table-cell office:value-type="float" office:value="7.5" table:style-name="ce6">
            <text:p>7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0:51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office:value-type="string" table:style-name="ce6">
            <text:p>Natan Pimenta da Silv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71" table:style-name="ce5">
            <text:p>7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utorial Sonar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Muryllo Tiraza Santos</text:p>
          </table:table-cell>
          <table:table-cell office:value-type="string" table:style-name="ce6">
            <text:p>18/10/2013 08:37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0:50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70" table:style-name="ce5">
            <text:p>7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utorial Redmine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Muryllo Tiraza Santos</text:p>
          </table:table-cell>
          <table:table-cell office:value-type="string" table:style-name="ce6">
            <text:p>18/10/2013 08:38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0:49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69" table:style-name="ce5">
            <text:p>6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Início do projeto detalhado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1/11/2013 13:19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0:49 h</text:p>
          </table:table-cell>
          <table:table-cell table:number-columns-repeated="2" table:style-name="ce6"/>
          <table:table-cell office:value-type="string" table:style-name="ce6">
            <text:p>Rúben Borges Ramo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68" table:style-name="ce5">
            <text:p>6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olíticas de conscientização de GCO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21/11/2013 19:23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19:39 h</text:p>
          </table:table-cell>
          <table:table-cell table:number-columns-repeated="2" table:style-name="ce6"/>
          <table:table-cell office:value-type="string" table:style-name="ce6">
            <text:p>Gustavo Martins Teixeira Borge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67" table:style-name="ce5">
            <text:p>6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os Diretórios de Artefatos do RELPREV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10/10/2013 20:26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0T00:00:00" table:style-name="ce7">
            <text:p>10/10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19:2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66" table:style-name="ce5">
            <text:p>6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Atividades da Sprint 3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27/10/2013 11:54 h</text:p>
          </table:table-cell>
          <table:table-cell table:number-columns-repeated="2" table:style-name="ce6"/>
          <table:table-cell office:value-type="date" office:date-value="2013-10-04T00:00:00" table:style-name="ce7">
            <text:p>04/10/2013</text:p>
          </table:table-cell>
          <table:table-cell office:value-type="date" office:date-value="2013-10-10T00:00:00" table:style-name="ce7">
            <text:p>10/10/201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19:25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65" table:style-name="ce5">
            <text:p>6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<text:s/>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7/10/2013 11:58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5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64" table:style-name="ce5">
            <text:p>6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Sprint 4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2/11/2013 09:55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1-30T00:00:00" table:style-name="ce7">
            <text:p>30/11/2013</text:p>
          </table:table-cell>
          <table:table-cell office:value-type="float" office:value="43" table:style-name="ce6">
            <text:p>43</text:p>
          </table:table-cell>
          <table:table-cell office:value-type="float" office:value="0" table:style-name="ce6">
            <text:p>0</text:p>
          </table:table-cell>
          <table:table-cell office:value-type="float" office:value="61" table:style-name="ce6">
            <text:p>61</text:p>
          </table:table-cell>
          <table:table-cell office:value-type="string" table:style-name="ce6">
            <text:p>08/10/2013 20:5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63" table:style-name="ce5">
            <text:p>6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alidação da Sprint 1 e 2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21/10/2013 10:08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8/10/2013 20:47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Gabriel de Oliveira Mor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62" table:style-name="ce5">
            <text:p>6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ção da Sprint 1 e 2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12/11/2013 22:35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0-21T00:00:00" table:style-name="ce7">
            <text:p>21/10/2013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46 h</text:p>
          </table:table-cell>
          <table:table-cell table:number-columns-repeated="2" table:style-name="ce6"/>
          <table:table-cell office:value-type="string" table:style-name="ce6">
            <text:p>Ana Cláudia Santan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61" table:style-name="ce5">
            <text:p>6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presentação da arquitetura preliminar propost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18/10/2013 09:20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1T00:00:00" table:style-name="ce7">
            <text:p>11/10/2013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45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office:value-type="string" table:style-name="ce6">
            <text:p>Hálisson Bruno Vitor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60" table:style-name="ce5">
            <text:p>6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rojeto Detalhad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1/11/2013 13:20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08/10/2013 20:44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Rúben Borges Ramos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59" table:style-name="ce5">
            <text:p>5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gistro de decisões e Ações relacionados aos indicadore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16/11/2013 21:26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08/10/2013 20:43 h</text:p>
          </table:table-cell>
          <table:table-cell table:number-columns-repeated="2" table:style-name="ce6"/>
          <table:table-cell office:value-type="string" table:style-name="ce6">
            <text:p>Bruno Luz Martin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58" table:style-name="ce5">
            <text:p>5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Laudo de qualidade de produto e process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21/11/2013 20:11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13" table:style-name="ce6">
            <text:p>13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08/10/2013 20:41 h</text:p>
          </table:table-cell>
          <table:table-cell table:number-columns-repeated="2" table:style-name="ce6"/>
          <table:table-cell office:value-type="string" table:style-name="ce6">
            <text:p>Benedito Cardoso dos Santos Net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57" table:style-name="ce5">
            <text:p>5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ratamento de não conformidades da Sprint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08/11/2013 19:34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8/10/2013 20:40 h</text:p>
          </table:table-cell>
          <table:table-cell table:number-columns-repeated="2" table:style-name="ce6"/>
          <table:table-cell office:value-type="string" table:style-name="ce6">
            <text:p>Benedito Cardoso dos Santos Neto</text:p>
          </table:table-cell>
          <table:table-cell office:value-type="string" table:style-name="ce6">
            <text:p>Fellipe Cesar <text:s/>Fernandes Pinheiro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56" table:style-name="ce5">
            <text:p>5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municação da linha base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08/11/2013 19:45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8/10/2013 20:39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Gustavo Martins Teixeira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55" table:style-name="ce5">
            <text:p>5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Status da configur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18/10/2013 20:46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38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Gustavo Martins Teixeira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54" table:style-name="ce5">
            <text:p>5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uditoria de configur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23/10/2013 11:20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8/10/2013 20:38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Gustavo Martins Teixeira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53" table:style-name="ce5">
            <text:p>5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companhameto dos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22/11/2013 16:22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1-30T00:00:00" table:style-name="ce7">
            <text:p>30/11/2013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08/10/2013 20:37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52" table:style-name="ce5">
            <text:p>5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mprometimento da Equipe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18/10/2013 16:47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35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51" table:style-name="ce5">
            <text:p>5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astreabilidade de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21/11/2013 19:23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1-30T00:00:00" table:style-name="ce7">
            <text:p>30/11/2013</text:p>
          </table:table-cell>
          <table:table-cell office:value-type="float" office:value="10" table:style-name="ce6">
            <text:p>10</text:p>
          </table:table-cell>
          <table:table-cell office:value-type="float" office:value="14" table:style-name="ce6">
            <text:p>14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08/10/2013 20:34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50" table:style-name="ce5">
            <text:p>5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Protótip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rtur Pascualote <text:s/>Santos</text:p>
          </table:table-cell>
          <table:table-cell office:value-type="string" table:style-name="ce6">
            <text:p>21/11/2013 21:05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18" table:style-name="ce6">
            <text:p>18</text:p>
          </table:table-cell>
          <table:table-cell office:value-type="float" office:value="26" table:style-name="ce6">
            <text:p>26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08/10/2013 20:3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49" table:style-name="ce5">
            <text:p>4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specificação de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14/11/2013 11:49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70" table:style-name="ce6">
            <text:p>70</text:p>
          </table:table-cell>
          <table:table-cell office:value-type="float" office:value="26" table:style-name="ce6">
            <text:p>26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08/10/2013 20:32 h</text:p>
          </table:table-cell>
          <table:table-cell table:number-columns-repeated="2" table:style-name="ce6"/>
          <table:table-cell office:value-type="string" table:style-name="ce6">
            <text:p>Ulysses <text:s/>Alexandre Alves</text:p>
          </table:table-cell>
          <table:table-cell office:value-type="string" table:style-name="ce6">
            <text:p>Raul Barc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48" table:style-name="ce5">
            <text:p>4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ocumento de Vis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08/11/2013 20:01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60" table:style-name="ce6">
            <text:p>60</text:p>
          </table:table-cell>
          <table:table-cell office:value-type="float" office:value="50" table:style-name="ce6">
            <text:p>5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31 h</text:p>
          </table:table-cell>
          <table:table-cell table:number-columns-repeated="2" table:style-name="ce6"/>
          <table:table-cell office:value-type="string" table:style-name="ce6">
            <text:p>Ulysses <text:s/>Alexandre Alves</text:p>
          </table:table-cell>
          <table:table-cell office:value-type="string" table:style-name="ce6">
            <text:p>Raul Barc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47" table:style-name="ce5">
            <text:p>4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Mudanção de Requisit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15/10/2013 19:04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30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46" table:style-name="ce5">
            <text:p>4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nálise de Viabilidade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29/10/2013 09:02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08/10/2013 20:27 h</text:p>
          </table:table-cell>
          <table:table-cell table:number-columns-repeated="2" table:style-name="ce6"/>
          <table:table-cell office:value-type="string" table:style-name="ce6">
            <text:p>Emerson José Porfíri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45" table:style-name="ce5">
            <text:p>4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o Escop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7/11/2013 21:56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23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44" table:style-name="ce5">
            <text:p>4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Sprint 3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1/11/2013 21:05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1-30T00:00:00" table:style-name="ce7">
            <text:p>30/11/2013</text:p>
          </table:table-cell>
          <table:table-cell office:value-type="float" office:value="251" table:style-name="ce6">
            <text:p>251</text:p>
          </table:table-cell>
          <table:table-cell office:value-type="float" office:value="0" table:style-name="ce6">
            <text:p>0</text:p>
          </table:table-cell>
          <table:table-cell office:value-type="float" office:value="73" table:style-name="ce6">
            <text:p>73</text:p>
          </table:table-cell>
          <table:table-cell office:value-type="string" table:style-name="ce6">
            <text:p>08/10/2013 20:1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43" table:style-name="ce5">
            <text:p>4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r Documento de Requisitos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Ana Cláudia Santana Moreira</text:p>
          </table:table-cell>
          <table:table-cell office:value-type="string" table:style-name="ce6">
            <text:p>05/11/2013 11:38 h</text:p>
          </table:table-cell>
          <table:table-cell table:number-columns-repeated="2" table:style-name="ce6"/>
          <table:table-cell office:value-type="date" office:date-value="2013-10-08T00:00:00" table:style-name="ce7">
            <text:p>08/10/2013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13:2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39" table:style-name="ce5">
            <text:p>3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2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08/10/2013 20:20 h</text:p>
          </table:table-cell>
          <table:table-cell table:number-columns-repeated="2" table:style-name="ce6"/>
          <table:table-cell office:value-type="date" office:date-value="2013-10-04T00:00:00" table:style-name="ce7">
            <text:p>04/10/2013</text:p>
          </table:table-cell>
          <table:table-cell office:value-type="date" office:date-value="2013-10-04T00:00:00" table:style-name="ce7">
            <text:p>04/10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20:31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38" table:style-name="ce5">
            <text:p>3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2</text:p>
          </table:table-cell>
          <table:table-cell office:value-type="string" table:style-name="ce6">
            <text:p>Lucas Carvalho Lima</text:p>
          </table:table-cell>
          <table:table-cell table:style-name="ce6"/>
          <table:table-cell office:value-type="string" table:style-name="ce6">
            <text:p>27/10/2013 11:57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0T00:00:00" table:style-name="ce7">
            <text:p>10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20:2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37" table:style-name="ce5">
            <text:p>3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Sprint 2</text:p>
          </table:table-cell>
          <table:table-cell office:value-type="string" table:style-name="ce6">
            <text:p>Lucas Carvalho Lima</text:p>
          </table:table-cell>
          <table:table-cell table:style-name="ce6"/>
          <table:table-cell office:value-type="string" table:style-name="ce6">
            <text:p>21/11/2013 19:23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11T00:00:00" table:style-name="ce7">
            <text:p>11/10/2013</text:p>
          </table:table-cell>
          <table:table-cell office:value-type="float" office:value="11" table:style-name="ce6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89" table:style-name="ce6">
            <text:p>89</text:p>
          </table:table-cell>
          <table:table-cell office:value-type="string" table:style-name="ce6">
            <text:p>04/10/2013 20:2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36" table:style-name="ce5">
            <text:p>3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utorial Maven<text:s/>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0/10/2013 20:45 h</text:p>
          </table:table-cell>
          <table:table-cell table:number-columns-repeated="2" table:style-name="ce6"/>
          <table:table-cell office:value-type="date" office:date-value="2013-10-04T00:00:00" table:style-name="ce7">
            <text:p>04/10/2013</text:p>
          </table:table-cell>
          <table:table-cell office:value-type="date" office:date-value="2013-10-10T00:00:00" table:style-name="ce7">
            <text:p>10/10/2013</text:p>
          </table:table-cell>
          <table:table-cell office:value-type="float" office:value="2" table:style-name="ce6">
            <text:p>2</text:p>
          </table:table-cell>
          <table:table-cell office:value-type="float" office:value="5.5" table:style-name="ce6">
            <text:p>5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20:24 h</text:p>
          </table:table-cell>
          <table:table-cell table:number-columns-repeated="2" table:style-name="ce6"/>
          <table:table-cell office:value-type="string" table:style-name="ce6">
            <text:p>Natan Pimenta da Silva</text:p>
          </table:table-cell>
          <table:table-cell office:value-type="string" table:style-name="ce6">
            <text:p>Muryllo Tiraza Santo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35" table:style-name="ce5">
            <text:p>3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utorial SVN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Natan Pimenta da Silva</text:p>
          </table:table-cell>
          <table:table-cell office:value-type="string" table:style-name="ce6">
            <text:p>12/10/2013 02:47 h</text:p>
          </table:table-cell>
          <table:table-cell table:number-columns-repeated="2" table:style-name="ce6"/>
          <table:table-cell office:value-type="date" office:date-value="2013-10-04T00:00:00" table:style-name="ce7">
            <text:p>04/10/2013</text:p>
          </table:table-cell>
          <table:table-cell office:value-type="date" office:date-value="2013-10-10T00:00:00" table:style-name="ce7">
            <text:p>10/10/201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20:22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office:value-type="string" table:style-name="ce6">
            <text:p>Muryllo Tiraza Santos</text:p>
          </table:table-cell>
          <table:table-cell table:style-name="ce6"/>
          <table:table-cell office:value-type="float" office:value="95" table:style-name="ce6">
            <text:p>95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34" table:style-name="ce5">
            <text:p>3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Sprint 1</text:p>
          </table:table-cell>
          <table:table-cell office:value-type="string" table:style-name="ce6">
            <text:p>Gabriel Benicio Lopes Alves Damasceno</text:p>
          </table:table-cell>
          <table:table-cell table:style-name="ce6"/>
          <table:table-cell office:value-type="string" table:style-name="ce6">
            <text:p>18/11/2013 11:18 h</text:p>
          </table:table-cell>
          <table:table-cell table:number-columns-repeated="2" table:style-name="ce6"/>
          <table:table-cell office:value-type="date" office:date-value="2013-09-26T00:00:00" table:style-name="ce7">
            <text:p>26/09/2013</text:p>
          </table:table-cell>
          <table:table-cell office:value-type="date" office:date-value="2013-10-10T00:00:00" table:style-name="ce7">
            <text:p>10/10/2013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6">
            <text:p>0</text:p>
          </table:table-cell>
          <table:table-cell office:value-type="float" office:value="84" table:style-name="ce6">
            <text:p>84</text:p>
          </table:table-cell>
          <table:table-cell office:value-type="string" table:style-name="ce6">
            <text:p>04/10/2013 19:1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33" table:style-name="ce5">
            <text:p>3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Arquitetur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8/10/2013 09:15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10T00:00:00" table:style-name="ce7">
            <text:p>10/10/2013</text:p>
          </table:table-cell>
          <table:table-cell table:style-name="ce6"/>
          <table:table-cell office:value-type="float" office:value="32" table:style-name="ce6">
            <text:p>3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11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office:value-type="string" table:style-name="ce6">
            <text:p>Raul Barca</text:p>
          </table:table-cell>
          <table:table-cell table:style-name="ce6"/>
          <table:table-cell office:value-type="float" office:value="77" table:style-name="ce6">
            <text:p>77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32" table:style-name="ce5">
            <text:p>3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studar tecnologias JAVASCRIPT, HTML, CSS e SVN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07/11/2013 19:25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10T00:00:00" table:style-name="ce7">
            <text:p>10/10/2013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9 h</text:p>
          </table:table-cell>
          <table:table-cell table:number-columns-repeated="2" table:style-name="ce6"/>
          <table:table-cell office:value-type="string" table:style-name="ce6">
            <text:p>Vinicius Dantas Coutinh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31" table:style-name="ce5">
            <text:p>3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studar tecnologias JAVA e SVN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Natan Pimenta da Silva</text:p>
          </table:table-cell>
          <table:table-cell office:value-type="string" table:style-name="ce6">
            <text:p>18/10/2013 23:52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4T00:00:00" table:style-name="ce7">
            <text:p>04/10/2013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30" table:style-name="ce5">
            <text:p>3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Registro de Homologa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18/11/2013 11:18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4T00:00:00" table:style-name="ce7">
            <text:p>0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7 h</text:p>
          </table:table-cell>
          <table:table-cell table:number-columns-repeated="2" table:style-name="ce6"/>
          <table:table-cell office:value-type="string" table:style-name="ce6">
            <text:p>Gabriel de Oliveira Moreira</text:p>
          </table:table-cell>
          <table:table-cell office:value-type="string" table:style-name="ce6">
            <text:p>Augusto <text:s/>Cesar Fernandes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9" table:style-name="ce5">
            <text:p>2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Registro de Atividades de Inspeção de Valida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04/11/2013 10:39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6 h</text:p>
          </table:table-cell>
          <table:table-cell table:number-columns-repeated="2" table:style-name="ce6"/>
          <table:table-cell office:value-type="string" table:style-name="ce6">
            <text:p>Gabriel de Oliveira Moreira</text:p>
          </table:table-cell>
          <table:table-cell table:number-columns-repeated="2" table:style-name="ce6"/>
          <table:table-cell office:value-type="float" office:value="232" table:style-name="ce6">
            <text:p>232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8" table:style-name="ce5">
            <text:p>2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o de Valida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18/11/2013 11:07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5 h</text:p>
          </table:table-cell>
          <table:table-cell table:number-columns-repeated="2" table:style-name="ce6"/>
          <table:table-cell office:value-type="string" table:style-name="ce6">
            <text:p>Gabriel de Oliveira Moreira</text:p>
          </table:table-cell>
          <table:table-cell office:value-type="string" table:style-name="ce6">
            <text:p>Augusto <text:s/>Cesar Fernandes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7" table:style-name="ce5">
            <text:p>2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Registro de Testes Unitários e Integra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7/10/2013 19:44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4T00:00:00" table:style-name="ce7">
            <text:p>04/10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2 h</text:p>
          </table:table-cell>
          <table:table-cell table:number-columns-repeated="2" table:style-name="ce6"/>
          <table:table-cell office:value-type="string" table:style-name="ce6">
            <text:p>Ana Cláudia Santan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6" table:style-name="ce5">
            <text:p>2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Registro de Atividades de Inspe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7/10/2013 19:35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4T00:00:00" table:style-name="ce7">
            <text:p>04/10/2013</text:p>
          </table:table-cell>
          <table:table-cell table:style-name="ce6"/>
          <table:table-cell office:value-type="float" office:value="5" table:style-name="ce6">
            <text:p>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1 h</text:p>
          </table:table-cell>
          <table:table-cell table:number-columns-repeated="2" table:style-name="ce6"/>
          <table:table-cell office:value-type="string" table:style-name="ce6">
            <text:p>Ana Cláudia Santan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5" table:style-name="ce5">
            <text:p>2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o de verific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7/10/2013 19:24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4T00:00:00" table:style-name="ce7">
            <text:p>04/10/2013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0 h</text:p>
          </table:table-cell>
          <table:table-cell table:number-columns-repeated="2" table:style-name="ce6"/>
          <table:table-cell office:value-type="string" table:style-name="ce6">
            <text:p>Ana Cláudia Santan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4" table:style-name="ce5">
            <text:p>2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Especificação de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4/10/2013 19:56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0/2013 23:59 h</text:p>
          </table:table-cell>
          <table:table-cell table:number-columns-repeated="2" table:style-name="ce6"/>
          <table:table-cell office:value-type="string" table:style-name="ce6">
            <text:p>Artur Pascualote <text:s/>Santos</text:p>
          </table:table-cell>
          <table:table-cell office:value-type="string" table:style-name="ce6">
            <text:p>Ulysses <text:s/>Alexandre Alv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3" table:style-name="ce5">
            <text:p>2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Documento de Vis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4/10/2013 19:56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0/2013 23:58 h</text:p>
          </table:table-cell>
          <table:table-cell table:number-columns-repeated="2" table:style-name="ce6"/>
          <table:table-cell office:value-type="string" table:style-name="ce6">
            <text:p>Artur Pascualote <text:s/>Santos</text:p>
          </table:table-cell>
          <table:table-cell office:value-type="string" table:style-name="ce6">
            <text:p>Ulysses <text:s/>Alexandre Alv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2" table:style-name="ce5">
            <text:p>2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ejar Engenharia de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8/10/2013 20:17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0/2013 23:58 h</text:p>
          </table:table-cell>
          <table:table-cell table:number-columns-repeated="2" table:style-name="ce6"/>
          <table:table-cell office:value-type="string" table:style-name="ce6">
            <text:p>Artur Pascualote <text:s/>Santos</text:p>
          </table:table-cell>
          <table:table-cell office:value-type="string" table:style-name="ce6">
            <text:p>Ulysses <text:s/>Alexandre Alv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1" table:style-name="ce5">
            <text:p>2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Templates de Medi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Herbert Batista Nunes</text:p>
          </table:table-cell>
          <table:table-cell office:value-type="string" table:style-name="ce6">
            <text:p>11/10/2013 20:21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56 h</text:p>
          </table:table-cell>
          <table:table-cell table:number-columns-repeated="2" table:style-name="ce6"/>
          <table:table-cell office:value-type="string" table:style-name="ce6">
            <text:p>Rhaissa Nogueira Arante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" table:style-name="ce5">
            <text:p>2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ejamento das Medições das Sprint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Bruno Luz Martins</text:p>
          </table:table-cell>
          <table:table-cell office:value-type="string" table:style-name="ce6">
            <text:p>13/11/2013 15:24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56 h</text:p>
          </table:table-cell>
          <table:table-cell table:number-columns-repeated="2" table:style-name="ce6"/>
          <table:table-cell office:value-type="string" table:style-name="ce6">
            <text:p>Rhaissa Nogueira Arante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9" table:style-name="ce5">
            <text:p>1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o de Medi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14/10/2013 13:31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14" table:style-name="ce6">
            <text:p>1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55 h</text:p>
          </table:table-cell>
          <table:table-cell table:number-columns-repeated="2" table:style-name="ce6"/>
          <table:table-cell office:value-type="string" table:style-name="ce6">
            <text:p>Herbert Batista Nune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8" table:style-name="ce5">
            <text:p>1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Métricas de Qualidade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08/10/2013 20:16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0/2013 23:5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" table:style-name="ce5">
            <text:p>1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tratamento de não conformidade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07/11/2013 19:52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5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" table:style-name="ce5">
            <text:p>1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laudo de qualidade de produto e process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Benedito Cardoso dos Santos Neto</text:p>
          </table:table-cell>
          <table:table-cell office:value-type="string" table:style-name="ce6">
            <text:p>08/10/2013 22:53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5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" table:style-name="ce5">
            <text:p>1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Plano de Qualidade do Projet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31/10/2013 12:18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03/10/2013 23:5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4" table:style-name="ce5">
            <text:p>1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ejar Auditorias de GC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07/11/2013 19:24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50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3" table:style-name="ce5">
            <text:p>1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Template de Tratamento de mudanças em configur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18/10/2013 20:19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4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" table:style-name="ce5">
            <text:p>1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Plano de Gerência de Configur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07/11/2013 19:24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4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1" table:style-name="ce5">
            <text:p>1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ejar Reunião de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08/10/2013 21:06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47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10" table:style-name="ce5">
            <text:p>1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gistro de Comprometiment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1/11/2013 10:59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0/2013 23:4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9" table:style-name="ce5">
            <text:p>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plano de Comunic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4/10/2013 02:47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45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8" table:style-name="ce5">
            <text:p>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ões de RH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7/10/2013 16:59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44 h</text:p>
          </table:table-cell>
          <table:table-cell table:number-columns-repeated="2" table:style-name="ce6"/>
          <table:table-cell office:value-type="string" table:style-name="ce6">
            <text:p>Lucas Carvalho Lima</text:p>
          </table:table-cell>
          <table:table-cell office:value-type="string" table:style-name="ce6">
            <text:p>Antônio Carlos de Freitas Silv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7" table:style-name="ce5">
            <text:p>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Plano de Risc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7/11/2013 21:56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41 h</text:p>
          </table:table-cell>
          <table:table-cell table:number-columns-repeated="2" table:style-name="ce6"/>
          <table:table-cell office:value-type="string" table:style-name="ce6">
            <text:p>Emerson José Porfírio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6" table:style-name="ce5">
            <text:p>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Cronogram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4/10/2013 20:01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03/10/2013 23:40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5" table:style-name="ce5">
            <text:p>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 EAP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1/11/2013 10:55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39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4" table:style-name="ce5">
            <text:p>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1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9/10/2013 13:42 h</text:p>
          </table:table-cell>
          <table:table-cell table:number-columns-repeated="2" table:style-name="ce6"/>
          <table:table-cell office:value-type="date" office:date-value="2013-09-30T00:00:00" table:style-name="ce7">
            <text:p>30/09/2013</text:p>
          </table:table-cell>
          <table:table-cell office:value-type="date" office:date-value="2013-09-30T00:00:00" table:style-name="ce7">
            <text:p>30/09/201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37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3" table:style-name="ce5">
            <text:p>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o Plano de Projetos.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7/11/2013 21:56 h</text:p>
          </table:table-cell>
          <table:table-cell table:number-columns-repeated="2" table:style-name="ce6"/>
          <table:table-cell office:value-type="date" office:date-value="2013-09-26T00:00:00" table:style-name="ce7">
            <text:p>26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3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" table:style-name="ce5">
            <text:p>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1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10/10/2013 20:28 h</text:p>
          </table:table-cell>
          <table:table-cell table:number-columns-repeated="2" table:style-name="ce6"/>
          <table:table-cell office:value-type="date" office:date-value="2013-10-03T00:00:00" table:style-name="ce7">
            <text:p>03/10/2013</text:p>
          </table:table-cell>
          <table:table-cell office:value-type="date" office:date-value="2013-10-04T00:00:00" table:style-name="ce7">
            <text:p>04/10/2013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2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" table:style-name="ce9">
            <text:p>1</text:p>
          </table:table-cell>
          <table:table-cell office:value-type="string" table:style-name="ce10">
            <text:p>relprev-022013</text:p>
          </table:table-cell>
          <table:table-cell office:value-type="string" table:style-name="ce10">
            <text:p>Análise/Estudo</text:p>
          </table:table-cell>
          <table:table-cell office:value-type="string" table:style-name="ce10">
            <text:p>Sprint #34: Sprint 1</text:p>
          </table:table-cell>
          <table:table-cell office:value-type="string" table:style-name="ce10">
            <text:p>Concluida</text:p>
          </table:table-cell>
          <table:table-cell office:value-type="string" table:style-name="ce10">
            <text:p>Normal</text:p>
          </table:table-cell>
          <table:table-cell office:value-type="string" table:style-name="ce10">
            <text:p>Definição e ajustes no macro fluxo do Processo</text:p>
          </table:table-cell>
          <table:table-cell office:value-type="string" table:style-name="ce10">
            <text:p>Antônio Carlos de Freitas Silva</text:p>
          </table:table-cell>
          <table:table-cell office:value-type="string" table:style-name="ce10">
            <text:p>Antônio Carlos de Freitas Silva</text:p>
          </table:table-cell>
          <table:table-cell office:value-type="string" table:style-name="ce10">
            <text:p>08/10/2013 20:21 h</text:p>
          </table:table-cell>
          <table:table-cell table:number-columns-repeated="2" table:style-name="ce10"/>
          <table:table-cell office:value-type="date" office:date-value="2013-09-27T00:00:00" table:style-name="ce11">
            <text:p>27/09/2013</text:p>
          </table:table-cell>
          <table:table-cell office:value-type="date" office:date-value="2013-10-03T00:00:00" table:style-name="ce11">
            <text:p>03/10/2013</text:p>
          </table:table-cell>
          <table:table-cell table:style-name="ce10"/>
          <table:table-cell office:value-type="float" office:value="5" table:style-name="ce10">
            <text:p>5</text:p>
          </table:table-cell>
          <table:table-cell office:value-type="float" office:value="100" table:style-name="ce10">
            <text:p>100</text:p>
          </table:table-cell>
          <table:table-cell office:value-type="string" table:style-name="ce10">
            <text:p>03/10/2013 23:21 h</text:p>
          </table:table-cell>
          <table:table-cell table:number-columns-repeated="7" table:style-name="ce10"/>
          <table:table-cell office:value-type="string" table:style-name="ce12">
            <text:p>false</text:p>
          </table:table-cell>
          <table:table-cell table:number-columns-repeated="16358"/>
        </table:table-row>
        <table:table-row table:number-rows-repeated="1048284" table:style-name="ro1">
          <table:table-cell table:number-columns-repeated="16384"/>
        </table:table-row>
      </table:table>
      <table:database-ranges>
        <table:database-range table:target-range-address="Acompanhemento.A1:Acompanhemento.Z292" table:display-filter-buttons="true">
          <table:filter>
            <table:filter-condition table:field-number="5" table:value="Normal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haissa Nogueira</meta:initial-creator>
    <dc:creator>Rhaissa Nogueira</dc:creator>
    <meta:creation-date>2013-11-26T01:18:04Z</meta:creation-date>
    <dc:date>2013-11-26T01:47:25Z</dc:date>
  </office:meta>
</office:document-meta>
</file>